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6094" calcext:value-type="float">
            <text:p><text:s text:c="3"/>6,09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89" office:value-type="float" office:value="666" calcext:value-type="float">
            <text:p><text:s text:c="3"/>66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360" calcext:value-type="float">
            <text:p><text:s text:c="3"/>360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90" office:value-type="float" office:value="543" calcext:value-type="float">
            <text:p><text:s text:c="3"/>54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5734" calcext:value-type="float">
            <text:p><text:s text:c="3"/>5,734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86" calcext:value-type="float">
            <text:p><text:s text:c="3"/>108,886</text:p>
          </table:table-cell>
          <table:table-cell table:style-name="ce45" office:value-type="float" office:value="98490" calcext:value-type="float">
            <text:p><text:s text:c="3"/>98,490</text:p>
          </table:table-cell>
          <table:table-cell table:style-name="ce45" office:value-type="float" office:value="5817" calcext:value-type="float">
            <text:p><text:s text:c="3"/>5,817</text:p>
          </table:table-cell>
          <table:table-cell table:style-name="ce45" office:value-type="float" office:value="5573" calcext:value-type="float">
            <text:p><text:s text:c="3"/>5,573</text:p>
          </table:table-cell>
          <table:table-cell table:style-name="ce45" office:value-type="float" office:value="244" calcext:value-type="float">
            <text:p><text:s text:c="3"/>244</text:p>
          </table:table-cell>
          <table:table-cell table:style-name="ce45" office:value-type="float" office:value="4579" calcext:value-type="float">
            <text:p><text:s text:c="3"/>4,579</text:p>
          </table:table-cell>
          <table:table-cell table:style-name="ce45" office:value-type="float" office:value="3909" calcext:value-type="float">
            <text:p><text:s text:c="3"/>3,909</text:p>
          </table:table-cell>
          <table:table-cell table:style-name="ce89" office:value-type="float" office:value="670" calcext:value-type="float">
            <text:p><text:s text:c="3"/>67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53323" calcext:value-type="float">
            <text:p><text:s text:c="3"/>53,323</text:p>
          </table:table-cell>
          <table:table-cell table:style-name="ce46" office:value-type="float" office:value="380" calcext:value-type="float">
            <text:p><text:s text:c="3"/>380</text:p>
          </table:table-cell>
          <table:table-cell table:style-name="ce46" office:value-type="float" office:value="287" calcext:value-type="float">
            <text:p><text:s text:c="3"/>287</text:p>
          </table:table-cell>
          <table:table-cell table:style-name="ce46" office:value-type="float" office:value="93" calcext:value-type="float">
            <text:p><text:s text:c="3"/>93</text:p>
          </table:table-cell>
          <table:table-cell table:style-name="ce46" office:value-type="float" office:value="740" calcext:value-type="float">
            <text:p><text:s text:c="3"/>740</text:p>
          </table:table-cell>
          <table:table-cell table:style-name="ce46" office:value-type="float" office:value="202" calcext:value-type="float">
            <text:p><text:s text:c="3"/>202</text:p>
          </table:table-cell>
          <table:table-cell table:style-name="ce90" office:value-type="float" office:value="538" calcext:value-type="float">
            <text:p><text:s text:c="3"/>538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45167" calcext:value-type="float">
            <text:p><text:s text:c="3"/>45,167</text:p>
          </table:table-cell>
          <table:table-cell table:style-name="ce46" office:value-type="float" office:value="5437" calcext:value-type="float">
            <text:p><text:s text:c="3"/>5,437</text:p>
          </table:table-cell>
          <table:table-cell table:style-name="ce46" office:value-type="float" office:value="5286" calcext:value-type="float">
            <text:p><text:s text:c="3"/>5,286</text:p>
          </table:table-cell>
          <table:table-cell table:style-name="ce46" office:value-type="float" office:value="151" calcext:value-type="float">
            <text:p><text:s text:c="3"/>151</text:p>
          </table:table-cell>
          <table:table-cell table:style-name="ce46" office:value-type="float" office:value="3839" calcext:value-type="float">
            <text:p><text:s text:c="3"/>3,839</text:p>
          </table:table-cell>
          <table:table-cell table:style-name="ce46" office:value-type="float" office:value="3707" calcext:value-type="float">
            <text:p><text:s text:c="3"/>3,707</text:p>
          </table:table-cell>
          <table:table-cell table:style-name="ce90" office:value-type="float" office:value="132" calcext:value-type="float">
            <text:p><text:s text:c="3"/>13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style-name="ce47" office:value-type="float" office:value="9289" calcext:value-type="float">
            <text:p><text:s text:c="3"/>9,289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5027" calcext:value-type="float">
            <text:p><text:s text:c="3"/>5,027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4262" calcext:value-type="float">
            <text:p><text:s text:c="3"/>4,262</text:p>
          </table:table-cell>
          <table:table-cell table:style-name="ce48" office:value-type="float" office:value="523" calcext:value-type="float">
            <text:p><text:s text:c="3"/>523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477" calcext:value-type="float">
            <text:p><text:s text:c="3"/>477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3508" calcext:value-type="float">
            <text:p><text:s text:c="3"/>3,508</text:p>
          </table:table-cell>
          <table:table-cell table:style-name="ce48" office:value-type="float" office:value="445" calcext:value-type="float">
            <text:p><text:s text:c="3"/>445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570" calcext:value-type="float">
            <text:p><text:s text:c="3"/>570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5104" calcext:value-type="float">
            <text:p><text:s text:c="3"/>5,104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92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526" calcext:value-type="float">
            <text:p><text:s text:c="3"/>526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514" calcext:value-type="float">
            <text:p><text:s text:c="3"/>514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3849" calcext:value-type="float">
            <text:p><text:s text:c="3"/>3,849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536" calcext:value-type="float">
            <text:p><text:s text:c="3"/>536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4731" calcext:value-type="float">
            <text:p><text:s text:c="3"/>4,73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497" calcext:value-type="float">
            <text:p><text:s text:c="3"/>497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68" calcext:value-type="float">
            <text:p><text:s text:c="3"/>9,568</text:p>
          </table:table-cell>
          <table:table-cell table:style-name="ce47" office:value-type="float" office:value="8655" calcext:value-type="float">
            <text:p><text:s text:c="3"/>8,655</text:p>
          </table:table-cell>
          <table:table-cell table:style-name="ce47" office:value-type="float" office:value="498" calcext:value-type="float">
            <text:p><text:s text:c="3"/>498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4681" calcext:value-type="float">
            <text:p><text:s text:c="3"/>4,681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3974" calcext:value-type="float">
            <text:p><text:s text:c="3"/>3,974</text:p>
          </table:table-cell>
          <table:table-cell table:style-name="ce48" office:value-type="float" office:value="469" calcext:value-type="float">
            <text:p><text:s text:c="3"/>469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262" calcext:value-type="float">
            <text:p><text:s text:c="3"/>8,262</text:p>
          </table:table-cell>
          <table:table-cell table:style-name="ce47" office:value-type="float" office:value="7463" calcext:value-type="float">
            <text:p><text:s text:c="3"/>7,463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4059" calcext:value-type="float">
            <text:p><text:s text:c="3"/>4,059</text:p>
          </table:table-cell>
          <table:table-cell table:number-columns-repeated="2"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3404" calcext:value-type="float">
            <text:p><text:s text:c="3"/>3,404</text:p>
          </table:table-cell>
          <table:table-cell table:style-name="ce48" office:value-type="float" office:value="421" calcext:value-type="float">
            <text:p><text:s text:c="3"/>421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38" calcext:value-type="float">
            <text:p><text:s text:c="3"/>9,538</text:p>
          </table:table-cell>
          <table:table-cell table:style-name="ce47" office:value-type="float" office:value="8612" calcext:value-type="float">
            <text:p><text:s text:c="3"/>8,612</text:p>
          </table:table-cell>
          <table:table-cell table:style-name="ce47" office:value-type="float" office:value="503" calcext:value-type="float">
            <text:p><text:s text:c="3"/>503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91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4674" calcext:value-type="float">
            <text:p><text:s text:c="3"/>4,67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3938" calcext:value-type="float">
            <text:p><text:s text:c="3"/>3,938</text:p>
          </table:table-cell>
          <table:table-cell table:style-name="ce48" office:value-type="float" office:value="477" calcext:value-type="float">
            <text:p><text:s text:c="3"/>477</text:p>
          </table:table-cell>
          <table:table-cell table:style-name="ce48" office:value-type="float" office:value="456" calcext:value-type="float">
            <text:p><text:s text:c="3"/>45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98" calcext:value-type="float">
            <text:p><text:s text:c="3"/>8,798</text:p>
          </table:table-cell>
          <table:table-cell table:style-name="ce47" office:value-type="float" office:value="7991" calcext:value-type="float">
            <text:p><text:s text:c="3"/>7,99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422" calcext:value-type="float">
            <text:p><text:s text:c="3"/>422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356" calcext:value-type="float">
            <text:p><text:s text:c="3"/>356</text:p>
          </table:table-cell>
          <table:table-cell table:style-name="ce47" office:value-type="float" office:value="305" calcext:value-type="float">
            <text:p><text:s text:c="3"/>305</text:p>
          </table:table-cell>
          <table:table-cell table:style-name="ce91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style-name="ce48" office:value-type="float" office:value="4312" calcext:value-type="float">
            <text:p><text:s text:c="3"/>4,312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92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style-name="ce48" office:value-type="float" office:value="3679" calcext:value-type="float">
            <text:p><text:s text:c="3"/>3,679</text:p>
          </table:table-cell>
          <table:table-cell table:style-name="ce48" office:value-type="float" office:value="415" calcext:value-type="float">
            <text:p><text:s text:c="3"/>415</text:p>
          </table:table-cell>
          <table:table-cell table:style-name="ce48" office:value-type="float" office:value="400" calcext:value-type="float">
            <text:p><text:s text:c="3"/>40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970" calcext:value-type="float">
            <text:p><text:s text:c="3"/>8,970</text:p>
          </table:table-cell>
          <table:table-cell table:style-name="ce47" office:value-type="float" office:value="8164" calcext:value-type="float">
            <text:p><text:s text:c="3"/>8,164</text:p>
          </table:table-cell>
          <table:table-cell table:style-name="ce47" office:value-type="float" office:value="429" calcext:value-type="float">
            <text:p><text:s text:c="3"/>429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328" calcext:value-type="float">
            <text:p><text:s text:c="3"/>328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style-name="ce48" office:value-type="float" office:value="4406" calcext:value-type="float">
            <text:p><text:s text:c="3"/>4,40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style-name="ce48" office:value-type="float" office:value="3758" calcext:value-type="float">
            <text:p><text:s text:c="3"/>3,758</text:p>
          </table:table-cell>
          <table:table-cell table:style-name="ce48" office:value-type="float" office:value="408" calcext:value-type="float">
            <text:p><text:s text:c="3"/>408</text:p>
          </table:table-cell>
          <table:table-cell table:style-name="ce48" office:value-type="float" office:value="402" calcext:value-type="float">
            <text:p><text:s text:c="3"/>40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307" calcext:value-type="float">
            <text:p><text:s text:c="3"/>307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8年</text:p>
            <text:p>截至3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25472" calcext:value-type="float">
            <text:p><text:s text:c="3"/>25,472</text:p>
          </table:table-cell>
          <table:table-cell table:style-name="ce45" office:value-type="float" office:value="23098" calcext:value-type="float">
            <text:p><text:s text:c="3"/>23,098</text:p>
          </table:table-cell>
          <table:table-cell table:style-name="ce45" office:value-type="float" office:value="1316" calcext:value-type="float">
            <text:p><text:s text:c="3"/>1,316</text:p>
          </table:table-cell>
          <table:table-cell table:style-name="ce45" office:value-type="float" office:value="1265" calcext:value-type="float">
            <text:p><text:s text:c="3"/>1,265</text:p>
          </table:table-cell>
          <table:table-cell table:style-name="ce45" office:value-type="float" office:value="51" calcext:value-type="float">
            <text:p><text:s text:c="3"/>51</text:p>
          </table:table-cell>
          <table:table-cell table:style-name="ce45" office:value-type="float" office:value="1058" calcext:value-type="float">
            <text:p><text:s text:c="3"/>1,058</text:p>
          </table:table-cell>
          <table:table-cell table:style-name="ce45" office:value-type="float" office:value="885" calcext:value-type="float">
            <text:p><text:s text:c="3"/>885</text:p>
          </table:table-cell>
          <table:table-cell table:style-name="ce89" office:value-type="float" office:value="173" calcext:value-type="float">
            <text:p><text:s text:c="3"/>17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12736" calcext:value-type="float">
            <text:p><text:s text:c="3"/>12,736</text:p>
          </table:table-cell>
          <table:table-cell table:style-name="ce46" office:value-type="float" office:value="12469" calcext:value-type="float">
            <text:p><text:s text:c="3"/>12,469</text:p>
          </table:table-cell>
          <table:table-cell table:style-name="ce46" office:value-type="float" office:value="86" calcext:value-type="float">
            <text:p><text:s text:c="3"/>86</text:p>
          </table:table-cell>
          <table:table-cell table:style-name="ce46" office:value-type="float" office:value="62" calcext:value-type="float">
            <text:p><text:s text:c="3"/>62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181" calcext:value-type="float">
            <text:p><text:s text:c="3"/>181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90" office:value-type="float" office:value="130" calcext:value-type="float">
            <text:p><text:s text:c="3"/>13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12736" calcext:value-type="float">
            <text:p><text:s text:c="3"/>12,736</text:p>
          </table:table-cell>
          <table:table-cell table:style-name="ce46" office:value-type="float" office:value="10629" calcext:value-type="float">
            <text:p><text:s text:c="3"/>10,629</text:p>
          </table:table-cell>
          <table:table-cell table:style-name="ce46" office:value-type="float" office:value="1230" calcext:value-type="float">
            <text:p><text:s text:c="3"/>1,230</text:p>
          </table:table-cell>
          <table:table-cell table:style-name="ce46" office:value-type="float" office:value="1203" calcext:value-type="float">
            <text:p><text:s text:c="3"/>1,203</text:p>
          </table:table-cell>
          <table:table-cell table:style-name="ce46" office:value-type="float" office:value="27" calcext:value-type="float">
            <text:p><text:s text:c="3"/>27</text:p>
          </table:table-cell>
          <table:table-cell table:style-name="ce46" office:value-type="float" office:value="877" calcext:value-type="float">
            <text:p><text:s text:c="3"/>877</text:p>
          </table:table-cell>
          <table:table-cell table:style-name="ce46" office:value-type="float" office:value="834" calcext:value-type="float">
            <text:p><text:s text:c="3"/>834</text:p>
          </table:table-cell>
          <table:table-cell table:style-name="ce90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50" calcext:value-type="float">
            <text:p><text:s text:c="3"/>9,550</text:p>
          </table:table-cell>
          <table:table-cell table:style-name="ce47" office:value-type="float" office:value="8691" calcext:value-type="float">
            <text:p><text:s text:c="3"/>8,691</text:p>
          </table:table-cell>
          <table:table-cell table:style-name="ce47" office:value-type="float" office:value="490" calcext:value-type="float">
            <text:p><text:s text:c="3"/>490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69" calcext:value-type="float">
            <text:p><text:s text:c="3"/>369</text:p>
          </table:table-cell>
          <table:table-cell table:style-name="ce47" office:value-type="float" office:value="302" calcext:value-type="float">
            <text:p><text:s text:c="3"/>302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75" calcext:value-type="float">
            <text:p><text:s text:c="3"/>4,775</text:p>
          </table:table-cell>
          <table:table-cell table:style-name="ce48" office:value-type="float" office:value="4673" calcext:value-type="float">
            <text:p><text:s text:c="3"/>4,673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75" calcext:value-type="float">
            <text:p><text:s text:c="3"/>4,775</text:p>
          </table:table-cell>
          <table:table-cell table:style-name="ce48" office:value-type="float" office:value="4018" calcext:value-type="float">
            <text:p><text:s text:c="3"/>4,018</text:p>
          </table:table-cell>
          <table:table-cell table:style-name="ce48" office:value-type="float" office:value="460" calcext:value-type="float">
            <text:p><text:s text:c="3"/>460</text:p>
          </table:table-cell>
          <table:table-cell table:style-name="ce48" office:value-type="float" office:value="448" calcext:value-type="float">
            <text:p><text:s text:c="3"/>44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97" calcext:value-type="float">
            <text:p><text:s text:c="3"/>297</text:p>
          </table:table-cell>
          <table:table-cell table:style-name="ce48" office:value-type="float" office:value="281" calcext:value-type="float">
            <text:p><text:s text:c="3"/>281</text:p>
          </table:table-cell>
          <table:table-cell table:style-name="ce92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010" calcext:value-type="float">
            <text:p><text:s text:c="3"/>7,010</text:p>
          </table:table-cell>
          <table:table-cell table:style-name="ce47" office:value-type="float" office:value="6368" calcext:value-type="float">
            <text:p><text:s text:c="3"/>6,36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238" calcext:value-type="float">
            <text:p><text:s text:c="3"/>238</text:p>
          </table:table-cell>
          <table:table-cell table:style-name="ce91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505" calcext:value-type="float">
            <text:p><text:s text:c="3"/>3,505</text:p>
          </table:table-cell>
          <table:table-cell table:style-name="ce48" office:value-type="float" office:value="3439" calcext:value-type="float">
            <text:p><text:s text:c="3"/>3,439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92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505" calcext:value-type="float">
            <text:p><text:s text:c="3"/>3,505</text:p>
          </table:table-cell>
          <table:table-cell table:style-name="ce48" office:value-type="float" office:value="2929" calcext:value-type="float">
            <text:p><text:s text:c="3"/>2,929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229" calcext:value-type="float">
            <text:p><text:s text:c="3"/>229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912" calcext:value-type="float">
            <text:p><text:s text:c="3"/>8,912</text:p>
          </table:table-cell>
          <table:table-cell table:style-name="ce47" office:value-type="float" office:value="8039" calcext:value-type="float">
            <text:p><text:s text:c="3"/>8,039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345" calcext:value-type="float">
            <text:p><text:s text:c="3"/>345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56" calcext:value-type="float">
            <text:p><text:s text:c="3"/>4,456</text:p>
          </table:table-cell>
          <table:table-cell table:style-name="ce48" office:value-type="float" office:value="4357" calcext:value-type="float">
            <text:p><text:s text:c="3"/>4,357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56" calcext:value-type="float">
            <text:p><text:s text:c="3"/>4,456</text:p>
          </table:table-cell>
          <table:table-cell table:style-name="ce48" office:value-type="float" office:value="3682" calcext:value-type="float">
            <text:p><text:s text:c="3"/>3,682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429" calcext:value-type="float">
            <text:p><text:s text:c="3"/>429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324" calcext:value-type="float">
            <text:p><text:s text:c="3"/>324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9]-[.C70])/[.C70]*100);0;([.C109]-[.C70])/[.C70]*100)" office:value-type="float" office:value="-13.2398753894081" calcext:value-type="float">
            <text:p><text:s text:c="3"/>－13.24</text:p>
          </table:table-cell>
          <table:table-cell table:style-name="ce49" table:formula="of:=IF(ISERROR(([.D109]-[.D70])/[.D70]*100);0;([.D109]-[.D70])/[.D70]*100)" office:value-type="float" office:value="-13.456776832813" calcext:value-type="float">
            <text:p><text:s text:c="3"/>－13.46</text:p>
          </table:table-cell>
          <table:table-cell table:style-name="ce49" table:formula="of:=IF(ISERROR(([.E109]-[.E70])/[.E70]*100);0;([.E109]-[.E70])/[.E70]*100)" office:value-type="float" office:value="-17.1681415929204" calcext:value-type="float">
            <text:p><text:s text:c="3"/>－17.17</text:p>
          </table:table-cell>
          <table:table-cell table:style-name="ce49" table:formula="of:=IF(ISERROR(([.F109]-[.F70])/[.F70]*100);0;([.F109]-[.F70])/[.F70]*100)" office:value-type="float" office:value="-17.8506375227687" calcext:value-type="float">
            <text:p><text:s text:c="3"/>－17.85</text:p>
          </table:table-cell>
          <table:table-cell table:style-name="ce49" table:formula="of:=IF(ISERROR(([.G109]-[.G70])/[.G70]*100);0;([.G109]-[.G70])/[.G70]*100)" office:value-type="float" office:value="6.25" calcext:value-type="float">
            <text:p>6.25</text:p>
          </table:table-cell>
          <table:table-cell table:style-name="ce49" table:formula="of:=IF(ISERROR(([.H109]-[.H70])/[.H70]*100);0;([.H109]-[.H70])/[.H70]*100)" office:value-type="float" office:value="-3.11004784688995" calcext:value-type="float">
            <text:p><text:s text:c="3"/>－3.11</text:p>
          </table:table-cell>
          <table:table-cell table:style-name="ce49" table:formula="of:=IF(ISERROR(([.I109]-[.I70])/[.I70]*100);0;([.I109]-[.I70])/[.I70]*100)" office:value-type="float" office:value="-3.63128491620112" calcext:value-type="float">
            <text:p><text:s text:c="3"/>－3.63</text:p>
          </table:table-cell>
          <table:table-cell table:style-name="ce93" table:formula="of:=IF(ISERROR(([.J109]-[.J70])/[.J70]*100);0;([.J109]-[.J70])/[.J70]*100)" office:value-type="float" office:value="0" calcext:value-type="float">
            <text:p>－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10]-[.C71])/[.C71]*100);0;([.C110]-[.C71])/[.C71]*100)" office:value-type="float" office:value="-13.2398753894081" calcext:value-type="float">
            <text:p><text:s text:c="3"/>－13.24</text:p>
          </table:table-cell>
          <table:table-cell table:style-name="ce50" table:formula="of:=IF(ISERROR(([.D110]-[.D71])/[.D71]*100);0;([.D110]-[.D71])/[.D71]*100)" office:value-type="float" office:value="-13.3280286453153" calcext:value-type="float">
            <text:p><text:s text:c="3"/>－13.33</text:p>
          </table:table-cell>
          <table:table-cell table:style-name="ce50" table:formula="of:=IF(ISERROR(([.E110]-[.E71])/[.E71]*100);0;([.E110]-[.E71])/[.E71]*100)" office:value-type="float" office:value="-21.4285714285714" calcext:value-type="float">
            <text:p><text:s text:c="3"/>－21.43</text:p>
          </table:table-cell>
          <table:table-cell table:style-name="ce50" table:formula="of:=IF(ISERROR(([.F110]-[.F71])/[.F71]*100);0;([.F110]-[.F71])/[.F71]*100)" office:value-type="float" office:value="-42.1052631578947" calcext:value-type="float">
            <text:p><text:s text:c="3"/>－42.11</text:p>
          </table:table-cell>
          <table:table-cell table:style-name="ce50" table:formula="of:=IF(ISERROR(([.G110]-[.G71])/[.G71]*100);0;([.G110]-[.G71])/[.G71]*100)" office:value-type="float" office:value="175" calcext:value-type="float">
            <text:p>175.00</text:p>
          </table:table-cell>
          <table:table-cell table:style-name="ce50" table:formula="of:=IF(ISERROR(([.H110]-[.H71])/[.H71]*100);0;([.H110]-[.H71])/[.H71]*100)" office:value-type="float" office:value="-1.49253731343284" calcext:value-type="float">
            <text:p><text:s text:c="3"/>－1.49</text:p>
          </table:table-cell>
          <table:table-cell table:style-name="ce50" table:formula="of:=IF(ISERROR(([.I110]-[.I71])/[.I71]*100);0;([.I110]-[.I71])/[.I71]*100)" office:value-type="float" office:value="40" calcext:value-type="float">
            <text:p>40.00</text:p>
          </table:table-cell>
          <table:table-cell table:style-name="ce94" table:formula="of:=IF(ISERROR(([.J110]-[.J71])/[.J71]*100);0;([.J110]-[.J71])/[.J71]*100)" office:value-type="float" office:value="-13.4615384615385" calcext:value-type="float">
            <text:p><text:s text:c="3"/>－13.4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11]-[.C72])/[.C72]*100);0;([.C111]-[.C72])/[.C72]*100)" office:value-type="float" office:value="-13.2398753894081" calcext:value-type="float">
            <text:p><text:s text:c="3"/>－13.24</text:p>
          </table:table-cell>
          <table:table-cell table:style-name="ce51" table:formula="of:=IF(ISERROR(([.D111]-[.D72])/[.D72]*100);0;([.D111]-[.D72])/[.D72]*100)" office:value-type="float" office:value="-13.608634443923" calcext:value-type="float">
            <text:p><text:s text:c="3"/>－13.61</text:p>
          </table:table-cell>
          <table:table-cell table:style-name="ce51" table:formula="of:=IF(ISERROR(([.E111]-[.E72])/[.E72]*100);0;([.E111]-[.E72])/[.E72]*100)" office:value-type="float" office:value="-16.8260038240918" calcext:value-type="float">
            <text:p><text:s text:c="3"/>－16.83</text:p>
          </table:table-cell>
          <table:table-cell table:style-name="ce51" table:formula="of:=IF(ISERROR(([.F111]-[.F72])/[.F72]*100);0;([.F111]-[.F72])/[.F72]*100)" office:value-type="float" office:value="-16.0469667318982" calcext:value-type="float">
            <text:p><text:s text:c="3"/>－16.05</text:p>
          </table:table-cell>
          <table:table-cell table:style-name="ce51" table:formula="of:=IF(ISERROR(([.G111]-[.G72])/[.G72]*100);0;([.G111]-[.G72])/[.G72]*100)" office:value-type="float" office:value="-50" calcext:value-type="float">
            <text:p><text:s text:c="3"/>－50.00</text:p>
          </table:table-cell>
          <table:table-cell table:style-name="ce51" table:formula="of:=IF(ISERROR(([.H111]-[.H72])/[.H72]*100);0;([.H111]-[.H72])/[.H72]*100)" office:value-type="float" office:value="-3.41880341880342" calcext:value-type="float">
            <text:p><text:s text:c="3"/>－3.42</text:p>
          </table:table-cell>
          <table:table-cell table:style-name="ce51" table:formula="of:=IF(ISERROR(([.I111]-[.I72])/[.I72]*100);0;([.I111]-[.I72])/[.I72]*100)" office:value-type="float" office:value="-5.53935860058309" calcext:value-type="float">
            <text:p><text:s text:c="3"/>－5.54</text:p>
          </table:table-cell>
          <table:table-cell table:style-name="ce95" table:formula="of:=IF(ISERROR(([.J111]-[.J72])/[.J72]*100);0;([.J111]-[.J72])/[.J72]*100)" office:value-type="float" office:value="87.5" calcext:value-type="float">
            <text:p>87.50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9]-[.C106])/[.C106]*100);0;([.C109]-[.C106])/[.C106]*100)" office:value-type="float" office:value="27.132667617689" calcext:value-type="float">
            <text:p>27.13</text:p>
          </table:table-cell>
          <table:table-cell table:style-name="ce52" table:formula="of:=IF(ISERROR(([.D109]-[.D106])/[.D106]*100);0;([.D109]-[.D106])/[.D106]*100)" office:value-type="float" office:value="26.2405778894472" calcext:value-type="float">
            <text:p>26.24</text:p>
          </table:table-cell>
          <table:table-cell table:style-name="ce52" table:formula="of:=IF(ISERROR(([.E109]-[.E106])/[.E106]*100);0;([.E109]-[.E106])/[.E106]*100)" office:value-type="float" office:value="30.7262569832402" calcext:value-type="float">
            <text:p>30.73</text:p>
          </table:table-cell>
          <table:table-cell table:style-name="ce52" table:formula="of:=IF(ISERROR(([.F109]-[.F106])/[.F106]*100);0;([.F109]-[.F106])/[.F106]*100)" office:value-type="float" office:value="31.8713450292398" calcext:value-type="float">
            <text:p>31.87</text:p>
          </table:table-cell>
          <table:table-cell table:style-name="ce52" table:formula="of:=IF(ISERROR(([.G109]-[.G106])/[.G106]*100);0;([.G109]-[.G106])/[.G106]*100)" office:value-type="float" office:value="6.25" calcext:value-type="float">
            <text:p>6.25</text:p>
          </table:table-cell>
          <table:table-cell table:style-name="ce52" table:formula="of:=IF(ISERROR(([.H109]-[.H106])/[.H106]*100);0;([.H109]-[.H106])/[.H106]*100)" office:value-type="float" office:value="42.6056338028169" calcext:value-type="float">
            <text:p>42.61</text:p>
          </table:table-cell>
          <table:table-cell table:style-name="ce52" table:formula="of:=IF(ISERROR(([.I109]-[.I106])/[.I106]*100);0;([.I109]-[.I106])/[.I106]*100)" office:value-type="float" office:value="44.9579831932773" calcext:value-type="float">
            <text:p>44.96</text:p>
          </table:table-cell>
          <table:table-cell table:style-name="ce96" table:formula="of:=IF(ISERROR(([.J109]-[.J106])/[.J106]*100);0;([.J109]-[.J106])/[.J106]*100)" office:value-type="float" office:value="30.4347826086957" calcext:value-type="float">
            <text:p>30.43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10]-[.C107])/[.C107]*100);0;([.C110]-[.C107])/[.C107]*100)" office:value-type="float" office:value="27.132667617689" calcext:value-type="float">
            <text:p>27.13</text:p>
          </table:table-cell>
          <table:table-cell table:style-name="ce50" table:formula="of:=IF(ISERROR(([.D110]-[.D107])/[.D107]*100);0;([.D110]-[.D107])/[.D107]*100)" office:value-type="float" office:value="26.693806339052" calcext:value-type="float">
            <text:p>26.69</text:p>
          </table:table-cell>
          <table:table-cell table:style-name="ce50" table:formula="of:=IF(ISERROR(([.E110]-[.E107])/[.E107]*100);0;([.E110]-[.E107])/[.E107]*100)" office:value-type="float" office:value="43.4782608695652" calcext:value-type="float">
            <text:p>43.48</text:p>
          </table:table-cell>
          <table:table-cell table:style-name="ce50" table:formula="of:=IF(ISERROR(([.F110]-[.F107])/[.F107]*100);0;([.F110]-[.F107])/[.F107]*100)" office:value-type="float" office:value="37.5" calcext:value-type="float">
            <text:p>37.50</text:p>
          </table:table-cell>
          <table:table-cell table:style-name="ce50" table:formula="of:=IF(ISERROR(([.G110]-[.G107])/[.G107]*100);0;([.G110]-[.G107])/[.G107]*100)" office:value-type="float" office:value="57.1428571428571" calcext:value-type="float">
            <text:p>57.14</text:p>
          </table:table-cell>
          <table:table-cell table:style-name="ce50" table:formula="of:=IF(ISERROR(([.H110]-[.H107])/[.H107]*100);0;([.H110]-[.H107])/[.H107]*100)" office:value-type="float" office:value="53.4883720930233" calcext:value-type="float">
            <text:p>53.49</text:p>
          </table:table-cell>
          <table:table-cell table:style-name="ce50" table:formula="of:=IF(ISERROR(([.I110]-[.I107])/[.I107]*100);0;([.I110]-[.I107])/[.I107]*100)" office:value-type="float" office:value="133.333333333333" calcext:value-type="float">
            <text:p>133.33</text:p>
          </table:table-cell>
          <table:table-cell table:style-name="ce94" table:formula="of:=IF(ISERROR(([.J110]-[.J107])/[.J107]*100);0;([.J110]-[.J107])/[.J107]*100)" office:value-type="float" office:value="32.3529411764706" calcext:value-type="float">
            <text:p>32.35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11]-[.C108])/[.C108]*100);0;([.C111]-[.C108])/[.C108]*100)" office:value-type="float" office:value="27.132667617689" calcext:value-type="float">
            <text:p>27.13</text:p>
          </table:table-cell>
          <table:table-cell table:style-name="ce51" table:formula="of:=IF(ISERROR(([.D111]-[.D108])/[.D108]*100);0;([.D111]-[.D108])/[.D108]*100)" office:value-type="float" office:value="25.7084329122567" calcext:value-type="float">
            <text:p>25.71</text:p>
          </table:table-cell>
          <table:table-cell table:style-name="ce51" table:formula="of:=IF(ISERROR(([.E111]-[.E108])/[.E108]*100);0;([.E111]-[.E108])/[.E108]*100)" office:value-type="float" office:value="29.8507462686567" calcext:value-type="float">
            <text:p>29.85</text:p>
          </table:table-cell>
          <table:table-cell table:style-name="ce51" table:formula="of:=IF(ISERROR(([.F111]-[.F108])/[.F108]*100);0;([.F111]-[.F108])/[.F108]*100)" office:value-type="float" office:value="31.5950920245399" calcext:value-type="float">
            <text:p>31.60</text:p>
          </table:table-cell>
          <table:table-cell table:style-name="ce51" table:formula="of:=IF(ISERROR(([.G111]-[.G108])/[.G108]*100);0;([.G111]-[.G108])/[.G108]*100)" office:value-type="float" office:value="-33.3333333333333" calcext:value-type="float">
            <text:p><text:s text:c="3"/>－33.33</text:p>
          </table:table-cell>
          <table:table-cell table:style-name="ce51" table:formula="of:=IF(ISERROR(([.H111]-[.H108])/[.H108]*100);0;([.H111]-[.H108])/[.H108]*100)" office:value-type="float" office:value="40.6639004149378" calcext:value-type="float">
            <text:p>40.66</text:p>
          </table:table-cell>
          <table:table-cell table:style-name="ce51" table:formula="of:=IF(ISERROR(([.I111]-[.I108])/[.I108]*100);0;([.I111]-[.I108])/[.I108]*100)" office:value-type="float" office:value="41.4847161572052" calcext:value-type="float">
            <text:p>41.48</text:p>
          </table:table-cell>
          <table:table-cell table:style-name="ce95" table:formula="of:=IF(ISERROR(([.J111]-[.J108])/[.J108]*100);0;([.J111]-[.J108])/[.J108]*100)" office:value-type="float" office:value="25" calcext:value-type="float">
            <text:p>25.00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8年4月3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5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8 年 3 月 份" calcext:value-type="string" table:number-columns-spanned="4" table:number-rows-spanned="1">
            <text:p><text:s/>中 華 民 國 108 年 3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8912" calcext:value-type="float">
            <text:p><text:s text:c="3"/>8,912</text:p>
          </table:table-cell>
          <table:table-cell table:style-name="ce112" office:value-type="float" office:value="8039" calcext:value-type="float">
            <text:p><text:s text:c="3"/>8,039</text:p>
          </table:table-cell>
          <table:table-cell table:style-name="ce112" office:value-type="float" office:value="468" calcext:value-type="float">
            <text:p><text:s text:c="3"/>468</text:p>
          </table:table-cell>
          <table:table-cell table:style-name="ce124" office:value-type="float" office:value="451" calcext:value-type="float">
            <text:p><text:s text:c="3"/>451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405" calcext:value-type="float">
            <text:p><text:s text:c="3"/>405</text:p>
          </table:table-cell>
          <table:table-cell table:style-name="ce124" office:value-type="float" office:value="345" calcext:value-type="float">
            <text:p><text:s text:c="3"/>345</text:p>
          </table:table-cell>
          <table:table-cell table:style-name="ce126" office:value-type="float" office:value="60" calcext:value-type="float">
            <text:p><text:s text:c="3"/>60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4456" calcext:value-type="float">
            <text:p><text:s text:c="3"/>4,456</text:p>
          </table:table-cell>
          <table:table-cell table:style-name="ce112" office:value-type="float" office:value="4357" calcext:value-type="float">
            <text:p><text:s text:c="3"/>4,357</text:p>
          </table:table-cell>
          <table:table-cell table:style-name="ce112" office:value-type="float" office:value="33" calcext:value-type="float">
            <text:p><text:s text:c="3"/>33</text:p>
          </table:table-cell>
          <table:table-cell table:style-name="ce112" office:value-type="float" office:value="22" calcext:value-type="float">
            <text:p><text:s text:c="3"/>22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66" calcext:value-type="float">
            <text:p><text:s text:c="3"/>66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style-name="ce127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4456" calcext:value-type="float">
            <text:p><text:s text:c="3"/>4,456</text:p>
          </table:table-cell>
          <table:table-cell table:style-name="ce113" office:value-type="float" office:value="3682" calcext:value-type="float">
            <text:p><text:s text:c="3"/>3,682</text:p>
          </table:table-cell>
          <table:table-cell table:style-name="ce113" office:value-type="float" office:value="435" calcext:value-type="float">
            <text:p><text:s text:c="3"/>435</text:p>
          </table:table-cell>
          <table:table-cell table:style-name="ce113" office:value-type="float" office:value="429" calcext:value-type="float">
            <text:p><text:s text:c="3"/>429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113" office:value-type="float" office:value="339" calcext:value-type="float">
            <text:p><text:s text:c="3"/>339</text:p>
          </table:table-cell>
          <table:table-cell table:style-name="ce113" office:value-type="float" office:value="324" calcext:value-type="float">
            <text:p><text:s text:c="3"/>324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514" calcext:value-type="float">
            <text:p><text:s text:c="3"/>1,514</text:p>
          </table:table-cell>
          <table:table-cell table:style-name="ce111" office:value-type="float" office:value="1375" calcext:value-type="float">
            <text:p><text:s text:c="3"/>1,375</text:p>
          </table:table-cell>
          <table:table-cell table:style-name="ce111" office:value-type="float" office:value="69" calcext:value-type="float">
            <text:p><text:s text:c="3"/>69</text:p>
          </table:table-cell>
          <table:table-cell table:style-name="ce111" office:value-type="float" office:value="65" calcext:value-type="float">
            <text:p><text:s text:c="3"/>65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70" calcext:value-type="float">
            <text:p><text:s text:c="3"/>70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style-name="ce12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757" calcext:value-type="float">
            <text:p><text:s text:c="3"/>757</text:p>
          </table:table-cell>
          <table:table-cell table:style-name="ce119" office:value-type="float" office:value="744" calcext:value-type="float">
            <text:p><text:s text:c="3"/>744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757" calcext:value-type="float">
            <text:p><text:s text:c="3"/>757</text:p>
          </table:table-cell>
          <table:table-cell table:style-name="ce114" office:value-type="float" office:value="631" calcext:value-type="float">
            <text:p><text:s text:c="3"/>631</text:p>
          </table:table-cell>
          <table:table-cell table:style-name="ce114" office:value-type="float" office:value="65" calcext:value-type="float">
            <text:p><text:s text:c="3"/>65</text:p>
          </table:table-cell>
          <table:table-cell table:style-name="ce114" office:value-type="float" office:value="64" calcext:value-type="float">
            <text:p><text:s text:c="3"/>64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61" calcext:value-type="float">
            <text:p><text:s text:c="3"/>61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style-name="ce13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22" calcext:value-type="float">
            <text:p><text:s text:c="3"/>922</text:p>
          </table:table-cell>
          <table:table-cell table:style-name="ce111" office:value-type="float" office:value="836" calcext:value-type="float">
            <text:p><text:s text:c="3"/>836</text:p>
          </table:table-cell>
          <table:table-cell table:style-name="ce111" office:value-type="float" office:value="58" calcext:value-type="float">
            <text:p><text:s text:c="3"/>58</text:p>
          </table:table-cell>
          <table:table-cell table:style-name="ce111" office:value-type="float" office:value="54" calcext:value-type="float">
            <text:p><text:s text:c="3"/>54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28" calcext:value-type="float">
            <text:p><text:s text:c="3"/>28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461" calcext:value-type="float">
            <text:p><text:s text:c="3"/>461</text:p>
          </table:table-cell>
          <table:table-cell table:style-name="ce119" office:value-type="float" office:value="440" calcext:value-type="float">
            <text:p><text:s text:c="3"/>440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4" calcext:value-type="float">
            <text:p><text:s text:c="3"/>14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461" calcext:value-type="float">
            <text:p><text:s text:c="3"/>461</text:p>
          </table:table-cell>
          <table:table-cell table:style-name="ce114" office:value-type="float" office:value="396" calcext:value-type="float">
            <text:p><text:s text:c="3"/>396</text:p>
          </table:table-cell>
          <table:table-cell table:style-name="ce114" office:value-type="float" office:value="51" calcext:value-type="float">
            <text:p><text:s text:c="3"/>51</text:p>
          </table:table-cell>
          <table:table-cell table:style-name="ce114" office:value-type="float" office:value="50" calcext:value-type="float">
            <text:p><text:s text:c="3"/>50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14" calcext:value-type="float">
            <text:p><text:s text:c="3"/>14</text:p>
          </table:table-cell>
          <table:table-cell table:style-name="ce114" office:value-type="float" office:value="12" calcext:value-type="float">
            <text:p><text:s text:c="3"/>12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980" calcext:value-type="float">
            <text:p><text:s text:c="3"/>980</text:p>
          </table:table-cell>
          <table:table-cell table:style-name="ce111" office:value-type="float" office:value="893" calcext:value-type="float">
            <text:p><text:s text:c="3"/>893</text:p>
          </table:table-cell>
          <table:table-cell table:style-name="ce111" office:value-type="float" office:value="43" calcext:value-type="float">
            <text:p><text:s text:c="3"/>43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4" calcext:value-type="float">
            <text:p><text:s text:c="3"/>44</text:p>
          </table:table-cell>
          <table:table-cell table:style-name="ce111" office:value-type="float" office:value="41" calcext:value-type="float">
            <text:p><text:s text:c="3"/>41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490" calcext:value-type="float">
            <text:p><text:s text:c="3"/>490</text:p>
          </table:table-cell>
          <table:table-cell table:style-name="ce119" office:value-type="float" office:value="480" calcext:value-type="float">
            <text:p><text:s text:c="3"/>480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490" calcext:value-type="float">
            <text:p><text:s text:c="3"/>490</text:p>
          </table:table-cell>
          <table:table-cell table:style-name="ce114" office:value-type="float" office:value="413" calcext:value-type="float">
            <text:p><text:s text:c="3"/>413</text:p>
          </table:table-cell>
          <table:table-cell table:number-columns-repeated="2" table:style-name="ce114" office:value-type="float" office:value="38" calcext:value-type="float">
            <text:p><text:s text:c="3"/>38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39" calcext:value-type="float">
            <text:p><text:s text:c="3"/>39</text:p>
          </table:table-cell>
          <table:table-cell table:style-name="ce114" office:value-type="float" office:value="38" calcext:value-type="float">
            <text:p><text:s text:c="3"/>38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136" calcext:value-type="float">
            <text:p><text:s text:c="3"/>1,136</text:p>
          </table:table-cell>
          <table:table-cell table:style-name="ce111" office:value-type="float" office:value="1030" calcext:value-type="float">
            <text:p><text:s text:c="3"/>1,030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11" office:value-type="float" office:value="52" calcext:value-type="float">
            <text:p><text:s text:c="3"/>5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68" calcext:value-type="float">
            <text:p><text:s text:c="3"/>568</text:p>
          </table:table-cell>
          <table:table-cell table:style-name="ce119" office:value-type="float" office:value="556" calcext:value-type="float">
            <text:p><text:s text:c="3"/>556</text:p>
          </table:table-cell>
          <table:table-cell table:number-columns-repeated="2" table:style-name="ce123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68" calcext:value-type="float">
            <text:p><text:s text:c="3"/>568</text:p>
          </table:table-cell>
          <table:table-cell table:style-name="ce114" office:value-type="float" office:value="474" calcext:value-type="float">
            <text:p><text:s text:c="3"/>474</text:p>
          </table:table-cell>
          <table:table-cell table:style-name="ce114" office:value-type="float" office:value="50" calcext:value-type="float">
            <text:p><text:s text:c="3"/>50</text:p>
          </table:table-cell>
          <table:table-cell table:style-name="ce114" office:value-type="float" office:value="49" calcext:value-type="float">
            <text:p><text:s text:c="3"/>49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44" calcext:value-type="float">
            <text:p><text:s text:c="3"/>44</text:p>
          </table:table-cell>
          <table:table-cell table:style-name="ce114" office:value-type="float" office:value="41" calcext:value-type="float">
            <text:p><text:s text:c="3"/>41</text:p>
          </table:table-cell>
          <table:table-cell table:style-name="ce1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674" calcext:value-type="float">
            <text:p><text:s text:c="3"/>674</text:p>
          </table:table-cell>
          <table:table-cell table:style-name="ce111" office:value-type="float" office:value="612" calcext:value-type="float">
            <text:p><text:s text:c="3"/>612</text:p>
          </table:table-cell>
          <table:table-cell table:number-columns-repeated="2" table:style-name="ce111" office:value-type="float" office:value="35" calcext:value-type="float">
            <text:p><text:s text:c="3"/>35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7" calcext:value-type="float">
            <text:p><text:s text:c="3"/>27</text:p>
          </table:table-cell>
          <table:table-cell table:style-name="ce111" office:value-type="float" office:value="23" calcext:value-type="float">
            <text:p><text:s text:c="3"/>23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337" calcext:value-type="float">
            <text:p><text:s text:c="3"/>337</text:p>
          </table:table-cell>
          <table:table-cell table:style-name="ce119" office:value-type="float" office:value="332" calcext:value-type="float">
            <text:p><text:s text:c="3"/>332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337" calcext:value-type="float">
            <text:p><text:s text:c="3"/>337</text:p>
          </table:table-cell>
          <table:table-cell table:style-name="ce114" office:value-type="float" office:value="280" calcext:value-type="float">
            <text:p><text:s text:c="3"/>280</text:p>
          </table:table-cell>
          <table:table-cell table:number-columns-repeated="2" table:style-name="ce114" office:value-type="float" office:value="33" calcext:value-type="float">
            <text:p><text:s text:c="3"/>33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24" calcext:value-type="float">
            <text:p><text:s text:c="3"/>24</text:p>
          </table:table-cell>
          <table:table-cell table:style-name="ce114" office:value-type="float" office:value="23" calcext:value-type="float">
            <text:p><text:s text:c="3"/>23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1004" calcext:value-type="float">
            <text:p><text:s text:c="3"/>1,004</text:p>
          </table:table-cell>
          <table:table-cell table:style-name="ce111" office:value-type="float" office:value="913" calcext:value-type="float">
            <text:p><text:s text:c="3"/>913</text:p>
          </table:table-cell>
          <table:table-cell table:style-name="ce111" office:value-type="float" office:value="54" calcext:value-type="float">
            <text:p><text:s text:c="3"/>54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37" calcext:value-type="float">
            <text:p><text:s text:c="3"/>37</text:p>
          </table:table-cell>
          <table:table-cell table:style-name="ce111" office:value-type="float" office:value="30" calcext:value-type="float">
            <text:p><text:s text:c="3"/>30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02" calcext:value-type="float">
            <text:p><text:s text:c="3"/>502</text:p>
          </table:table-cell>
          <table:table-cell table:style-name="ce119" office:value-type="float" office:value="492" calcext:value-type="float">
            <text:p><text:s text:c="3"/>492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502" calcext:value-type="float">
            <text:p><text:s text:c="3"/>502</text:p>
          </table:table-cell>
          <table:table-cell table:style-name="ce114" office:value-type="float" office:value="421" calcext:value-type="float">
            <text:p><text:s text:c="3"/>421</text:p>
          </table:table-cell>
          <table:table-cell table:style-name="ce114" office:value-type="float" office:value="52" calcext:value-type="float">
            <text:p><text:s text:c="3"/>52</text:p>
          </table:table-cell>
          <table:table-cell table:style-name="ce114" office:value-type="float" office:value="51" calcext:value-type="float">
            <text:p><text:s text:c="3"/>5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" table:style-name="ce114" office:value-type="float" office:value="29" calcext:value-type="float">
            <text:p><text:s text:c="3"/>29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2644" calcext:value-type="float">
            <text:p><text:s text:c="3"/>2,644</text:p>
          </table:table-cell>
          <table:table-cell table:style-name="ce111" office:value-type="float" office:value="2348" calcext:value-type="float">
            <text:p><text:s text:c="3"/>2,348</text:p>
          </table:table-cell>
          <table:table-cell table:style-name="ce111" office:value-type="float" office:value="152" calcext:value-type="float">
            <text:p><text:s text:c="3"/>152</text:p>
          </table:table-cell>
          <table:table-cell table:style-name="ce111" office:value-type="float" office:value="146" calcext:value-type="float">
            <text:p><text:s text:c="3"/>146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144" calcext:value-type="float">
            <text:p><text:s text:c="3"/>144</text:p>
          </table:table-cell>
          <table:table-cell table:style-name="ce111" office:value-type="float" office:value="134" calcext:value-type="float">
            <text:p><text:s text:c="3"/>134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1322" calcext:value-type="float">
            <text:p><text:s text:c="3"/>1,322</text:p>
          </table:table-cell>
          <table:table-cell table:style-name="ce120" office:value-type="float" office:value="1295" calcext:value-type="float">
            <text:p><text:s text:c="3"/>1,295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120" office:value-type="float" office:value="17" calcext:value-type="float">
            <text:p><text:s text:c="3"/>17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1322" calcext:value-type="float">
            <text:p><text:s text:c="3"/>1,322</text:p>
          </table:table-cell>
          <table:table-cell table:style-name="ce121" office:value-type="float" office:value="1053" calcext:value-type="float">
            <text:p><text:s text:c="3"/>1,053</text:p>
          </table:table-cell>
          <table:table-cell table:style-name="ce121" office:value-type="float" office:value="142" calcext:value-type="float">
            <text:p><text:s text:c="3"/>142</text:p>
          </table:table-cell>
          <table:table-cell table:style-name="ce121" office:value-type="float" office:value="140" calcext:value-type="float">
            <text:p><text:s text:c="3"/>140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21" office:value-type="float" office:value="127" calcext:value-type="float">
            <text:p><text:s text:c="3"/>127</text:p>
          </table:table-cell>
          <table:table-cell table:style-name="ce121" office:value-type="float" office:value="126" calcext:value-type="float">
            <text:p><text:s text:c="3"/>126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146" calcext:value-type="float">
            <text:p><text:s text:c="3"/>146</text:p>
          </table:table-cell>
          <table:table-cell table:style-name="ce115" office:value-type="float" office:value="135" calcext:value-type="float">
            <text:p><text:s text:c="3"/>135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73" calcext:value-type="float">
            <text:p><text:s text:c="3"/>73</text:p>
          </table:table-cell>
          <table:table-cell table:style-name="ce122" office:value-type="float" office:value="73" calcext:value-type="float">
            <text:p><text:s text:c="3"/>73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73" calcext:value-type="float">
            <text:p><text:s text:c="3"/>73</text:p>
          </table:table-cell>
          <table:table-cell table:style-name="ce116" office:value-type="float" office:value="62" calcext:value-type="float">
            <text:p><text:s text:c="3"/>62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12" calcext:value-type="float">
            <text:p><text:s text:c="3"/>212</text:p>
          </table:table-cell>
          <table:table-cell table:style-name="ce115" office:value-type="float" office:value="189" calcext:value-type="float">
            <text:p><text:s text:c="3"/>189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06" calcext:value-type="float">
            <text:p><text:s text:c="3"/>106</text:p>
          </table:table-cell>
          <table:table-cell table:style-name="ce122" office:value-type="float" office:value="101" calcext:value-type="float">
            <text:p><text:s text:c="3"/>101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6" calcext:value-type="float">
            <text:p><text:s text:c="3"/>106</text:p>
          </table:table-cell>
          <table:table-cell table:style-name="ce116" office:value-type="float" office:value="88" calcext:value-type="float">
            <text:p><text:s text:c="3"/>88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08" calcext:value-type="float">
            <text:p><text:s text:c="3"/>208</text:p>
          </table:table-cell>
          <table:table-cell table:style-name="ce115" office:value-type="float" office:value="181" calcext:value-type="float">
            <text:p><text:s text:c="3"/>181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04" calcext:value-type="float">
            <text:p><text:s text:c="3"/>104</text:p>
          </table:table-cell>
          <table:table-cell table:style-name="ce122" office:value-type="float" office:value="102" calcext:value-type="float">
            <text:p><text:s text:c="3"/>102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4" calcext:value-type="float">
            <text:p><text:s text:c="3"/>104</text:p>
          </table:table-cell>
          <table:table-cell table:style-name="ce116" office:value-type="float" office:value="79" calcext:value-type="float">
            <text:p><text:s text:c="3"/>79</text:p>
          </table:table-cell>
          <table:table-cell table:style-name="ce116" office:value-type="float" office:value="15" calcext:value-type="float">
            <text:p><text:s text:c="3"/>15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16" calcext:value-type="float">
            <text:p><text:s text:c="3"/>416</text:p>
          </table:table-cell>
          <table:table-cell table:style-name="ce115" office:value-type="float" office:value="364" calcext:value-type="float">
            <text:p><text:s text:c="3"/>364</text:p>
          </table:table-cell>
          <table:table-cell table:number-columns-repeated="2" table:style-name="ce115" office:value-type="float" office:value="22" calcext:value-type="float">
            <text:p><text:s text:c="3"/>2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30" calcext:value-type="float">
            <text:p><text:s text:c="3"/>30</text:p>
          </table:table-cell>
          <table:table-cell table:style-name="ce115" office:value-type="float" office:value="28" calcext:value-type="float">
            <text:p><text:s text:c="3"/>28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08" calcext:value-type="float">
            <text:p><text:s text:c="3"/>208</text:p>
          </table:table-cell>
          <table:table-cell table:style-name="ce122" office:value-type="float" office:value="203" calcext:value-type="float">
            <text:p><text:s text:c="3"/>203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08" calcext:value-type="float">
            <text:p><text:s text:c="3"/>208</text:p>
          </table:table-cell>
          <table:table-cell table:style-name="ce116" office:value-type="float" office:value="161" calcext:value-type="float">
            <text:p><text:s text:c="3"/>161</text:p>
          </table:table-cell>
          <table:table-cell table:number-columns-repeated="2" table:style-name="ce116" office:value-type="float" office:value="20" calcext:value-type="float">
            <text:p><text:s text:c="3"/>2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7" calcext:value-type="float">
            <text:p><text:s text:c="3"/>2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72" calcext:value-type="float">
            <text:p><text:s text:c="3"/>172</text:p>
          </table:table-cell>
          <table:table-cell table:style-name="ce115" office:value-type="float" office:value="150" calcext:value-type="float">
            <text:p><text:s text:c="3"/>150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6" calcext:value-type="float">
            <text:p><text:s text:c="3"/>86</text:p>
          </table:table-cell>
          <table:table-cell table:style-name="ce122" office:value-type="float" office:value="85" calcext:value-type="float">
            <text:p><text:s text:c="3"/>85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6" calcext:value-type="float">
            <text:p><text:s text:c="3"/>86</text:p>
          </table:table-cell>
          <table:table-cell table:style-name="ce116" office:value-type="float" office:value="65" calcext:value-type="float">
            <text:p><text:s text:c="3"/>65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88" calcext:value-type="float">
            <text:p><text:s text:c="3"/>288</text:p>
          </table:table-cell>
          <table:table-cell table:style-name="ce115" office:value-type="float" office:value="252" calcext:value-type="float">
            <text:p><text:s text:c="3"/>252</text:p>
          </table:table-cell>
          <table:table-cell table:number-columns-repeated="2" table:style-name="ce115" office:value-type="float" office:value="15" calcext:value-type="float">
            <text:p><text:s text:c="3"/>1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1" calcext:value-type="float">
            <text:p><text:s text:c="3"/>2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44" calcext:value-type="float">
            <text:p><text:s text:c="3"/>144</text:p>
          </table:table-cell>
          <table:table-cell table:style-name="ce122" office:value-type="float" office:value="142" calcext:value-type="float">
            <text:p><text:s text:c="3"/>142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44" calcext:value-type="float">
            <text:p><text:s text:c="3"/>144</text:p>
          </table:table-cell>
          <table:table-cell table:style-name="ce116" office:value-type="float" office:value="110" calcext:value-type="float">
            <text:p><text:s text:c="3"/>110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9" calcext:value-type="float">
            <text:p><text:s text:c="3"/>1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2" calcext:value-type="float">
            <text:p><text:s text:c="3"/>152</text:p>
          </table:table-cell>
          <table:table-cell table:style-name="ce115" office:value-type="float" office:value="130" calcext:value-type="float">
            <text:p><text:s text:c="3"/>130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76" calcext:value-type="float">
            <text:p><text:s text:c="3"/>76</text:p>
          </table:table-cell>
          <table:table-cell table:style-name="ce122" office:value-type="float" office:value="74" calcext:value-type="float">
            <text:p><text:s text:c="3"/>74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6" calcext:value-type="float">
            <text:p><text:s text:c="3"/>76</text:p>
          </table:table-cell>
          <table:table-cell table:style-name="ce116" office:value-type="float" office:value="56" calcext:value-type="float">
            <text:p><text:s text:c="3"/>56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94" calcext:value-type="float">
            <text:p><text:s text:c="3"/>294</text:p>
          </table:table-cell>
          <table:table-cell table:style-name="ce115" office:value-type="float" office:value="259" calcext:value-type="float">
            <text:p><text:s text:c="3"/>259</text:p>
          </table:table-cell>
          <table:table-cell table:style-name="ce115" office:value-type="float" office:value="22" calcext:value-type="float">
            <text:p><text:s text:c="3"/>22</text:p>
          </table:table-cell>
          <table:table-cell table:style-name="ce115" office:value-type="float" office:value="21" calcext:value-type="float">
            <text:p><text:s text:c="3"/>2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47" calcext:value-type="float">
            <text:p><text:s text:c="3"/>147</text:p>
          </table:table-cell>
          <table:table-cell table:style-name="ce122" office:value-type="float" office:value="144" calcext:value-type="float">
            <text:p><text:s text:c="3"/>144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47" calcext:value-type="float">
            <text:p><text:s text:c="3"/>147</text:p>
          </table:table-cell>
          <table:table-cell table:style-name="ce116" office:value-type="float" office:value="115" calcext:value-type="float">
            <text:p><text:s text:c="3"/>115</text:p>
          </table:table-cell>
          <table:table-cell table:style-name="ce116" office:value-type="float" office:value="20" calcext:value-type="float">
            <text:p><text:s text:c="3"/>20</text:p>
          </table:table-cell>
          <table:table-cell table:style-name="ce116" office:value-type="float" office:value="19" calcext:value-type="float">
            <text:p><text:s text:c="3"/>19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00" calcext:value-type="float">
            <text:p><text:s text:c="3"/>100</text:p>
          </table:table-cell>
          <table:table-cell table:style-name="ce115" office:value-type="float" office:value="93" calcext:value-type="float">
            <text:p><text:s text:c="3"/>93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50" calcext:value-type="float">
            <text:p><text:s text:c="3"/>50</text:p>
          </table:table-cell>
          <table:table-cell table:style-name="ce122" office:value-type="float" office:value="50" calcext:value-type="float">
            <text:p><text:s text:c="3"/>50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0" calcext:value-type="float">
            <text:p><text:s text:c="3"/>50</text:p>
          </table:table-cell>
          <table:table-cell table:style-name="ce116" office:value-type="float" office:value="43" calcext:value-type="float">
            <text:p><text:s text:c="3"/>43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0" calcext:value-type="float">
            <text:p><text:s text:c="3"/>160</text:p>
          </table:table-cell>
          <table:table-cell table:style-name="ce115" office:value-type="float" office:value="147" calcext:value-type="float">
            <text:p><text:s text:c="3"/>147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0" calcext:value-type="float">
            <text:p><text:s text:c="3"/>80</text:p>
          </table:table-cell>
          <table:table-cell table:style-name="ce122" office:value-type="float" office:value="79" calcext:value-type="float">
            <text:p><text:s text:c="3"/>79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0" calcext:value-type="float">
            <text:p><text:s text:c="3"/>80</text:p>
          </table:table-cell>
          <table:table-cell table:style-name="ce116" office:value-type="float" office:value="68" calcext:value-type="float">
            <text:p><text:s text:c="3"/>68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8" calcext:value-type="float">
            <text:p><text:s text:c="3"/>48</text:p>
          </table:table-cell>
          <table:table-cell table:style-name="ce115" office:value-type="float" office:value="42" calcext:value-type="float">
            <text:p><text:s text:c="3"/>42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24" calcext:value-type="float">
            <text:p><text:s text:c="3"/>24</text:p>
          </table:table-cell>
          <table:table-cell table:style-name="ce122" office:value-type="float" office:value="23" calcext:value-type="float">
            <text:p><text:s text:c="3"/>23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4" calcext:value-type="float">
            <text:p><text:s text:c="3"/>24</text:p>
          </table:table-cell>
          <table:table-cell table:style-name="ce116" office:value-type="float" office:value="19" calcext:value-type="float">
            <text:p><text:s text:c="3"/>19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92" calcext:value-type="float">
            <text:p><text:s text:c="3"/>192</text:p>
          </table:table-cell>
          <table:table-cell table:style-name="ce115" office:value-type="float" office:value="171" calcext:value-type="float">
            <text:p><text:s text:c="3"/>171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96" calcext:value-type="float">
            <text:p><text:s text:c="3"/>96</text:p>
          </table:table-cell>
          <table:table-cell table:style-name="ce122" office:value-type="float" office:value="92" calcext:value-type="float">
            <text:p><text:s text:c="3"/>9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6" calcext:value-type="float">
            <text:p><text:s text:c="3"/>96</text:p>
          </table:table-cell>
          <table:table-cell table:style-name="ce116" office:value-type="float" office:value="79" calcext:value-type="float">
            <text:p><text:s text:c="3"/>79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6" calcext:value-type="float">
            <text:p><text:s text:c="3"/>156</text:p>
          </table:table-cell>
          <table:table-cell table:style-name="ce115" office:value-type="float" office:value="139" calcext:value-type="float">
            <text:p><text:s text:c="3"/>139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78" calcext:value-type="float">
            <text:p><text:s text:c="3"/>78</text:p>
          </table:table-cell>
          <table:table-cell table:style-name="ce122" office:value-type="float" office:value="77" calcext:value-type="float">
            <text:p><text:s text:c="3"/>77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8" calcext:value-type="float">
            <text:p><text:s text:c="3"/>78</text:p>
          </table:table-cell>
          <table:table-cell table:style-name="ce116" office:value-type="float" office:value="62" calcext:value-type="float">
            <text:p><text:s text:c="3"/>62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00" calcext:value-type="float">
            <text:p><text:s text:c="3"/>100</text:p>
          </table:table-cell>
          <table:table-cell table:style-name="ce115" office:value-type="float" office:value="96" calcext:value-type="float">
            <text:p><text:s text:c="3"/>96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50" calcext:value-type="float">
            <text:p><text:s text:c="3"/>50</text:p>
          </table:table-cell>
          <table:table-cell table:style-name="ce122" office:value-type="float" office:value="50" calcext:value-type="float">
            <text:p><text:s text:c="3"/>50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0" calcext:value-type="float">
            <text:p><text:s text:c="3"/>50</text:p>
          </table:table-cell>
          <table:table-cell table:style-name="ce116" office:value-type="float" office:value="46" calcext:value-type="float">
            <text:p><text:s text:c="3"/>46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11" office:value-type="float" office:value="32" calcext:value-type="float">
            <text:p><text:s text:c="3"/>32</text:p>
          </table:table-cell>
          <table:table-cell table:number-columns-repeated="2"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11" office:value-type="float" office:value="18" calcext:value-type="float">
            <text:p><text:s text:c="3"/>18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19" calcext:value-type="float">
            <text:p><text:s text:c="3"/>19</text:p>
          </table:table-cell>
          <table:table-cell table:style-name="ce114" office:value-type="float" office:value="14" calcext:value-type="float">
            <text:p><text:s text:c="3"/>14</text:p>
          </table:table-cell>
          <table:table-cell table:number-columns-repeated="2" table:style-name="ce114" office:value-type="float" office:value="4" calcext:value-type="float">
            <text:p><text:s text:c="3"/>4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6" calcext:value-type="float">
            <text:p><text:s text:c="3"/>36</text:p>
          </table:table-cell>
          <table:table-cell table:style-name="ce115" office:value-type="float" office:value="30" calcext:value-type="float">
            <text:p><text:s text:c="3"/>30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8" calcext:value-type="float">
            <text:p><text:s text:c="3"/>18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8" calcext:value-type="float">
            <text:p><text:s text:c="3"/>18</text:p>
          </table:table-cell>
          <table:table-cell table:style-name="ce116" office:value-type="float" office:value="13" calcext:value-type="float">
            <text:p><text:s text:c="3"/>13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number-columns-repeated="5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number-columns-repeated="5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8年4月3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98010" calcext:value-type="float">
            <text:p><text:s text:c="3"/>98,010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722" calcext:value-type="float">
            <text:p><text:s text:c="3"/>2,722</text:p>
          </table:table-cell>
          <table:table-cell table:style-name="ce45" office:value-type="float" office:value="3170" calcext:value-type="float">
            <text:p><text:s text:c="3"/>3,170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128" calcext:value-type="float">
            <text:p><text:s text:c="3"/>128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2786" calcext:value-type="float">
            <text:p><text:s text:c="3"/>2,786</text:p>
          </table:table-cell>
          <table:table-cell table:style-name="ce45" office:value-type="float" office:value="1920" calcext:value-type="float">
            <text:p><text:s text:c="3"/>1,920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45" office:value-type="float" office:value="2772" calcext:value-type="float">
            <text:p><text:s text:c="3"/>2,772</text:p>
          </table:table-cell>
          <table:table-cell table:style-name="ce45" office:value-type="float" office:value="1268" calcext:value-type="float">
            <text:p><text:s text:c="3"/>1,268</text:p>
          </table:table-cell>
          <table:table-cell table:style-name="ce45" office:value-type="float" office:value="666" calcext:value-type="float">
            <text:p><text:s text:c="3"/>666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53268" calcext:value-type="float">
            <text:p><text:s text:c="3"/>53,268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35" calcext:value-type="float">
            <text:p><text:s text:c="3"/>235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746" calcext:value-type="float">
            <text:p><text:s text:c="3"/>746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212" calcext:value-type="float">
            <text:p><text:s text:c="3"/>212</text:p>
          </table:table-cell>
          <table:table-cell table:style-name="ce46" office:value-type="float" office:value="543" calcext:value-type="float">
            <text:p><text:s text:c="3"/>54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90" office:value-type="float" office:value="534" calcext:value-type="float">
            <text:p><text:s text:c="3"/>53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44742" calcext:value-type="float">
            <text:p><text:s text:c="3"/>44,74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2681" calcext:value-type="float">
            <text:p><text:s text:c="3"/>2,681</text:p>
          </table:table-cell>
          <table:table-cell table:style-name="ce46" office:value-type="float" office:value="2935" calcext:value-type="float">
            <text:p><text:s text:c="3"/>2,935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2753" calcext:value-type="float">
            <text:p><text:s text:c="3"/>2,753</text:p>
          </table:table-cell>
          <table:table-cell table:style-name="ce46" office:value-type="float" office:value="1174" calcext:value-type="float">
            <text:p><text:s text:c="3"/>1,174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46" office:value-type="float" office:value="2748" calcext:value-type="float">
            <text:p><text:s text:c="3"/>2,748</text:p>
          </table:table-cell>
          <table:table-cell table:style-name="ce46" office:value-type="float" office:value="1056" calcext:value-type="float">
            <text:p><text:s text:c="3"/>1,056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118" calcext:value-type="float">
            <text:p><text:s text:c="3"/>118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86" calcext:value-type="float">
            <text:p><text:s text:c="3"/>108,886</text:p>
          </table:table-cell>
          <table:table-cell table:style-name="ce45" office:value-type="float" office:value="98490" calcext:value-type="float">
            <text:p><text:s text:c="3"/>98,490</text:p>
          </table:table-cell>
          <table:table-cell table:style-name="ce45" office:value-type="float" office:value="98469" calcext:value-type="float">
            <text:p><text:s text:c="3"/>98,469</text:p>
          </table:table-cell>
          <table:table-cell table:style-name="ce45" office:value-type="float" office:value="21" calcext:value-type="float">
            <text:p><text:s text:c="3"/>21</text:p>
          </table:table-cell>
          <table:table-cell table:style-name="ce45" office:value-type="float" office:value="5573" calcext:value-type="float">
            <text:p><text:s text:c="3"/>5,573</text:p>
          </table:table-cell>
          <table:table-cell table:style-name="ce45" office:value-type="float" office:value="2560" calcext:value-type="float">
            <text:p><text:s text:c="3"/>2,560</text:p>
          </table:table-cell>
          <table:table-cell table:style-name="ce45" office:value-type="float" office:value="3013" calcext:value-type="float">
            <text:p><text:s text:c="3"/>3,013</text:p>
          </table:table-cell>
          <table:table-cell table:style-name="ce45" office:value-type="float" office:value="244" calcext:value-type="float">
            <text:p><text:s text:c="3"/>244</text:p>
          </table:table-cell>
          <table:table-cell table:style-name="ce45" office:value-type="float" office:value="100" calcext:value-type="float">
            <text:p><text:s text:c="3"/>100</text:p>
          </table:table-cell>
          <table:table-cell table:style-name="ce45" office:value-type="float" office:value="144" calcext:value-type="float">
            <text:p><text:s text:c="3"/>144</text:p>
          </table:table-cell>
          <table:table-cell table:style-name="ce45" office:value-type="float" office:value="4579" calcext:value-type="float">
            <text:p><text:s text:c="3"/>4,579</text:p>
          </table:table-cell>
          <table:table-cell table:style-name="ce45" office:value-type="float" office:value="2658" calcext:value-type="float">
            <text:p><text:s text:c="3"/>2,658</text:p>
          </table:table-cell>
          <table:table-cell table:style-name="ce45" office:value-type="float" office:value="1921" calcext:value-type="float">
            <text:p><text:s text:c="3"/>1,921</text:p>
          </table:table-cell>
          <table:table-cell table:style-name="ce45" office:value-type="float" office:value="3909" calcext:value-type="float">
            <text:p><text:s text:c="3"/>3,909</text:p>
          </table:table-cell>
          <table:table-cell table:style-name="ce45" office:value-type="float" office:value="2640" calcext:value-type="float">
            <text:p><text:s text:c="3"/>2,640</text:p>
          </table:table-cell>
          <table:table-cell table:style-name="ce45" office:value-type="float" office:value="1269" calcext:value-type="float">
            <text:p><text:s text:c="3"/>1,269</text:p>
          </table:table-cell>
          <table:table-cell table:style-name="ce45" office:value-type="float" office:value="670" calcext:value-type="float">
            <text:p><text:s text:c="3"/>670</text:p>
          </table:table-cell>
          <table:table-cell table:style-name="ce45" office:value-type="float" office:value="18" calcext:value-type="float">
            <text:p><text:s text:c="3"/>18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53323" calcext:value-type="float">
            <text:p><text:s text:c="3"/>53,323</text:p>
          </table:table-cell>
          <table:table-cell table:style-name="ce46" office:value-type="float" office:value="53307" calcext:value-type="float">
            <text:p><text:s text:c="3"/>53,307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287" calcext:value-type="float">
            <text:p><text:s text:c="3"/>287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46" calcext:value-type="float">
            <text:p><text:s text:c="3"/>246</text:p>
          </table:table-cell>
          <table:table-cell table:style-name="ce46" office:value-type="float" office:value="93" calcext:value-type="float">
            <text:p><text:s text:c="3"/>93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69" calcext:value-type="float">
            <text:p><text:s text:c="3"/>69</text:p>
          </table:table-cell>
          <table:table-cell table:style-name="ce46" office:value-type="float" office:value="740" calcext:value-type="float">
            <text:p><text:s text:c="3"/>740</text:p>
          </table:table-cell>
          <table:table-cell table:style-name="ce46" office:value-type="float" office:value="30" calcext:value-type="float">
            <text:p><text:s text:c="3"/>30</text:p>
          </table:table-cell>
          <table:table-cell table:style-name="ce46" office:value-type="float" office:value="710" calcext:value-type="float">
            <text:p><text:s text:c="3"/>710</text:p>
          </table:table-cell>
          <table:table-cell table:style-name="ce46" office:value-type="float" office:value="202" calcext:value-type="float">
            <text:p><text:s text:c="3"/>202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83" calcext:value-type="float">
            <text:p><text:s text:c="3"/>183</text:p>
          </table:table-cell>
          <table:table-cell table:style-name="ce46" office:value-type="float" office:value="538" calcext:value-type="float">
            <text:p><text:s text:c="3"/>538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90" office:value-type="float" office:value="527" calcext:value-type="float">
            <text:p><text:s text:c="3"/>527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45167" calcext:value-type="float">
            <text:p><text:s text:c="3"/>45,167</text:p>
          </table:table-cell>
          <table:table-cell table:style-name="ce46" office:value-type="float" office:value="45162" calcext:value-type="float">
            <text:p><text:s text:c="3"/>45,162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5286" calcext:value-type="float">
            <text:p><text:s text:c="3"/>5,286</text:p>
          </table:table-cell>
          <table:table-cell table:style-name="ce46" office:value-type="float" office:value="2519" calcext:value-type="float">
            <text:p><text:s text:c="3"/>2,519</text:p>
          </table:table-cell>
          <table:table-cell table:style-name="ce46" office:value-type="float" office:value="2767" calcext:value-type="float">
            <text:p><text:s text:c="3"/>2,767</text:p>
          </table:table-cell>
          <table:table-cell table:style-name="ce46" office:value-type="float" office:value="151" calcext:value-type="float">
            <text:p><text:s text:c="3"/>151</text:p>
          </table:table-cell>
          <table:table-cell table:style-name="ce46" office:value-type="float" office:value="76" calcext:value-type="float">
            <text:p><text:s text:c="3"/>76</text:p>
          </table:table-cell>
          <table:table-cell table:style-name="ce46" office:value-type="float" office:value="75" calcext:value-type="float">
            <text:p><text:s text:c="3"/>75</text:p>
          </table:table-cell>
          <table:table-cell table:style-name="ce46" office:value-type="float" office:value="3839" calcext:value-type="float">
            <text:p><text:s text:c="3"/>3,839</text:p>
          </table:table-cell>
          <table:table-cell table:style-name="ce46" office:value-type="float" office:value="2628" calcext:value-type="float">
            <text:p><text:s text:c="3"/>2,628</text:p>
          </table:table-cell>
          <table:table-cell table:style-name="ce46" office:value-type="float" office:value="1211" calcext:value-type="float">
            <text:p><text:s text:c="3"/>1,211</text:p>
          </table:table-cell>
          <table:table-cell table:style-name="ce46" office:value-type="float" office:value="3707" calcext:value-type="float">
            <text:p><text:s text:c="3"/>3,707</text:p>
          </table:table-cell>
          <table:table-cell table:style-name="ce46" office:value-type="float" office:value="2621" calcext:value-type="float">
            <text:p><text:s text:c="3"/>2,621</text:p>
          </table:table-cell>
          <table:table-cell table:style-name="ce46" office:value-type="float" office:value="1086" calcext:value-type="float">
            <text:p><text:s text:c="3"/>1,086</text:p>
          </table:table-cell>
          <table:table-cell table:style-name="ce46" office:value-type="float" office:value="132" calcext:value-type="float">
            <text:p><text:s text:c="3"/>13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90" office:value-type="float" office:value="125" calcext:value-type="float">
            <text:p><text:s text:c="3"/>12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number-columns-repeated="2" table:style-name="ce47" office:value-type="float" office:value="9289" calcext:value-type="float">
            <text:p><text:s text:c="3"/>9,289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260" calcext:value-type="float">
            <text:p><text:s text:c="3"/>260</text:p>
          </table:table-cell>
          <table:table-cell table:style-name="ce47" office:value-type="float" office:value="289" calcext:value-type="float">
            <text:p><text:s text:c="3"/>28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125" calcext:value-type="float">
            <text:p><text:s text:c="3"/>125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5027" calcext:value-type="float">
            <text:p><text:s text:c="3"/>5,0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4262" calcext:value-type="float">
            <text:p><text:s text:c="3"/>4,2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254" calcext:value-type="float">
            <text:p><text:s text:c="3"/>254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48" office:value-type="float" office:value="117" calcext:value-type="float">
            <text:p><text:s text:c="3"/>117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7679" calcext:value-type="float">
            <text:p><text:s text:c="3"/>7,67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03" calcext:value-type="float">
            <text:p><text:s text:c="3"/>103</text:p>
          </table:table-cell>
          <table:table-cell table:style-name="ce47" office:value-type="float" office:value="54" calcext:value-type="float">
            <text:p><text:s text:c="3"/>5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4171" calcext:value-type="float">
            <text:p><text:s text:c="3"/>4,17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number-columns-repeated="2" table:style-name="ce48" office:value-type="float" office:value="3508" calcext:value-type="float">
            <text:p><text:s text:c="3"/>3,50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4" calcext:value-type="float">
            <text:p><text:s text:c="3"/>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9391" calcext:value-type="float">
            <text:p><text:s text:c="3"/>9,39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287" calcext:value-type="float">
            <text:p><text:s text:c="3"/>28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175" calcext:value-type="float">
            <text:p><text:s text:c="3"/>175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47" office:value-type="float" office:value="268" calcext:value-type="float">
            <text:p><text:s text:c="3"/>268</text:p>
          </table:table-cell>
          <table:table-cell table:style-name="ce47" office:value-type="float" office:value="128" calcext:value-type="float">
            <text:p><text:s text:c="3"/>128</text:p>
          </table:table-cell>
          <table:table-cell table:style-name="ce47" office:value-type="float" office:value="48" calcext:value-type="float">
            <text:p><text:s text:c="3"/>4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number-columns-repeated="2" table:style-name="ce48" office:value-type="float" office:value="5104" calcext:value-type="float">
            <text:p><text:s text:c="3"/>5,10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4287" calcext:value-type="float">
            <text:p><text:s text:c="3"/>4,28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256" calcext:value-type="float">
            <text:p><text:s text:c="3"/>256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8391" calcext:value-type="float">
            <text:p><text:s text:c="3"/>8,391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87" calcext:value-type="float">
            <text:p><text:s text:c="3"/>187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32" calcext:value-type="float">
            <text:p><text:s text:c="3"/>132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4542" calcext:value-type="float">
            <text:p><text:s text:c="3"/>4,54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number-columns-repeated="2" table:style-name="ce48" office:value-type="float" office:value="3849" calcext:value-type="float">
            <text:p><text:s text:c="3"/>3,84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216" calcext:value-type="float">
            <text:p><text:s text:c="3"/>216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16" calcext:value-type="float">
            <text:p><text:s text:c="3"/>116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8721" calcext:value-type="float">
            <text:p><text:s text:c="3"/>8,72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67" calcext:value-type="float">
            <text:p><text:s text:c="3"/>167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number-columns-repeated="2" table:style-name="ce48" office:value-type="float" office:value="4731" calcext:value-type="float">
            <text:p><text:s text:c="3"/>4,73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3990" calcext:value-type="float">
            <text:p><text:s text:c="3"/>3,99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number-columns-repeated="2" table:style-name="ce48" office:value-type="float" office:value="9" calcext:value-type="float">
            <text:p><text:s text:c="3"/>9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68" calcext:value-type="float">
            <text:p><text:s text:c="3"/>9,568</text:p>
          </table:table-cell>
          <table:table-cell table:style-name="ce47" office:value-type="float" office:value="8655" calcext:value-type="float">
            <text:p><text:s text:c="3"/>8,655</text:p>
          </table:table-cell>
          <table:table-cell table:style-name="ce47" office:value-type="float" office:value="8654" calcext:value-type="float">
            <text:p><text:s text:c="3"/>8,65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236" calcext:value-type="float">
            <text:p><text:s text:c="3"/>236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47" office:value-type="float" office:value="235" calcext:value-type="float">
            <text:p><text:s text:c="3"/>235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4681" calcext:value-type="float">
            <text:p><text:s text:c="3"/>4,681</text:p>
          </table:table-cell>
          <table:table-cell table:style-name="ce48" office:value-type="float" office:value="4680" calcext:value-type="float">
            <text:p><text:s text:c="3"/>4,680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number-columns-repeated="2" table:style-name="ce48" office:value-type="float" office:value="3974" calcext:value-type="float">
            <text:p><text:s text:c="3"/>3,97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number-columns-repeated="2" table:style-name="ce48" office:value-type="float" office:value="5" calcext:value-type="float">
            <text:p><text:s text:c="3"/>5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262" calcext:value-type="float">
            <text:p><text:s text:c="3"/>8,262</text:p>
          </table:table-cell>
          <table:table-cell table:style-name="ce47" office:value-type="float" office:value="7463" calcext:value-type="float">
            <text:p><text:s text:c="3"/>7,463</text:p>
          </table:table-cell>
          <table:table-cell table:style-name="ce47" office:value-type="float" office:value="7459" calcext:value-type="float">
            <text:p><text:s text:c="3"/>7,45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02" calcext:value-type="float">
            <text:p><text:s text:c="3"/>202</text:p>
          </table:table-cell>
          <table:table-cell table:style-name="ce47" office:value-type="float" office:value="216" calcext:value-type="float">
            <text:p><text:s text:c="3"/>216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47" office:value-type="float" office:value="225" calcext:value-type="float">
            <text:p><text:s text:c="3"/>225</text:p>
          </table:table-cell>
          <table:table-cell table:style-name="ce47" office:value-type="float" office:value="83" calcext:value-type="float">
            <text:p><text:s text:c="3"/>83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1" office:value-type="float" office:value="51" calcext:value-type="float">
            <text:p><text:s text:c="3"/>5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4059" calcext:value-type="float">
            <text:p><text:s text:c="3"/>4,059</text:p>
          </table:table-cell>
          <table:table-cell table:style-name="ce48" office:value-type="float" office:value="4056" calcext:value-type="float">
            <text:p><text:s text:c="3"/>4,05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1" calcext:value-type="float">
            <text:p><text:s text:c="3"/>4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3404" calcext:value-type="float">
            <text:p><text:s text:c="3"/>3,404</text:p>
          </table:table-cell>
          <table:table-cell table:style-name="ce48" office:value-type="float" office:value="3403" calcext:value-type="float">
            <text:p><text:s text:c="3"/>3,40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199" calcext:value-type="float">
            <text:p><text:s text:c="3"/>199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38" calcext:value-type="float">
            <text:p><text:s text:c="3"/>9,538</text:p>
          </table:table-cell>
          <table:table-cell table:style-name="ce47" office:value-type="float" office:value="8612" calcext:value-type="float">
            <text:p><text:s text:c="3"/>8,612</text:p>
          </table:table-cell>
          <table:table-cell table:style-name="ce47" office:value-type="float" office:value="8609" calcext:value-type="float">
            <text:p><text:s text:c="3"/>8,609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63" calcext:value-type="float">
            <text:p><text:s text:c="3"/>263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244" calcext:value-type="float">
            <text:p><text:s text:c="3"/>244</text:p>
          </table:table-cell>
          <table:table-cell table:style-name="ce47" office:value-type="float" office:value="179" calcext:value-type="float">
            <text:p><text:s text:c="3"/>179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2" calcext:value-type="float">
            <text:p><text:s text:c="3"/>112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4674" calcext:value-type="float">
            <text:p><text:s text:c="3"/>4,674</text:p>
          </table:table-cell>
          <table:table-cell table:style-name="ce48" office:value-type="float" office:value="4672" calcext:value-type="float">
            <text:p><text:s text:c="3"/>4,67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3938" calcext:value-type="float">
            <text:p><text:s text:c="3"/>3,938</text:p>
          </table:table-cell>
          <table:table-cell table:style-name="ce48" office:value-type="float" office:value="3937" calcext:value-type="float">
            <text:p><text:s text:c="3"/>3,9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56" calcext:value-type="float">
            <text:p><text:s text:c="3"/>456</text:p>
          </table:table-cell>
          <table:table-cell table:style-name="ce48" office:value-type="float" office:value="208" calcext:value-type="float">
            <text:p><text:s text:c="3"/>208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115" calcext:value-type="float">
            <text:p><text:s text:c="3"/>115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100" calcext:value-type="float">
            <text:p><text:s text:c="3"/>10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98" calcext:value-type="float">
            <text:p><text:s text:c="3"/>8,798</text:p>
          </table:table-cell>
          <table:table-cell table:number-columns-repeated="2" table:style-name="ce47" office:value-type="float" office:value="7991" calcext:value-type="float">
            <text:p><text:s text:c="3"/>7,99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422" calcext:value-type="float">
            <text:p><text:s text:c="3"/>422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241" calcext:value-type="float">
            <text:p><text:s text:c="3"/>241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356" calcext:value-type="float">
            <text:p><text:s text:c="3"/>356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305" calcext:value-type="float">
            <text:p><text:s text:c="3"/>305</text:p>
          </table:table-cell>
          <table:table-cell table:style-name="ce47" office:value-type="float" office:value="220" calcext:value-type="float">
            <text:p><text:s text:c="3"/>220</text:p>
          </table:table-cell>
          <table:table-cell table:style-name="ce47" office:value-type="float" office:value="85" calcext:value-type="float">
            <text:p><text:s text:c="3"/>8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number-columns-repeated="2" table:style-name="ce48" office:value-type="float" office:value="4312" calcext:value-type="float">
            <text:p><text:s text:c="3"/>4,31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39" calcext:value-type="float">
            <text:p><text:s text:c="3"/>3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number-columns-repeated="2" table:style-name="ce48" office:value-type="float" office:value="3679" calcext:value-type="float">
            <text:p><text:s text:c="3"/>3,67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00" calcext:value-type="float">
            <text:p><text:s text:c="3"/>400</text:p>
          </table:table-cell>
          <table:table-cell table:style-name="ce48" office:value-type="float" office:value="180" calcext:value-type="float">
            <text:p><text:s text:c="3"/>180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970" calcext:value-type="float">
            <text:p><text:s text:c="3"/>8,970</text:p>
          </table:table-cell>
          <table:table-cell table:number-columns-repeated="2" table:style-name="ce47" office:value-type="float" office:value="8164" calcext:value-type="float">
            <text:p><text:s text:c="3"/>8,164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215" calcext:value-type="float">
            <text:p><text:s text:c="3"/>2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58" calcext:value-type="float">
            <text:p><text:s text:c="3"/>158</text:p>
          </table:table-cell>
          <table:table-cell table:style-name="ce47" office:value-type="float" office:value="328" calcext:value-type="float">
            <text:p><text:s text:c="3"/>328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09" calcext:value-type="float">
            <text:p><text:s text:c="3"/>109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number-columns-repeated="2" table:style-name="ce48" office:value-type="float" office:value="4406" calcext:value-type="float">
            <text:p><text:s text:c="3"/>4,40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37" calcext:value-type="float">
            <text:p><text:s text:c="3"/>3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number-columns-repeated="2" table:style-name="ce48" office:value-type="float" office:value="3758" calcext:value-type="float">
            <text:p><text:s text:c="3"/>3,75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02" calcext:value-type="float">
            <text:p><text:s text:c="3"/>402</text:p>
          </table:table-cell>
          <table:table-cell table:number-columns-repeated="2" table:style-name="ce48" office:value-type="float" office:value="201" calcext:value-type="float">
            <text:p><text:s text:c="3"/>201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office:value-type="float" office:value="307" calcext:value-type="float">
            <text:p><text:s text:c="3"/>307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8年</text:p>
            <text:p>截至3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25472" calcext:value-type="float">
            <text:p><text:s text:c="3"/>25,472</text:p>
          </table:table-cell>
          <table:table-cell table:style-name="ce45" office:value-type="float" office:value="23098" calcext:value-type="float">
            <text:p><text:s text:c="3"/>23,098</text:p>
          </table:table-cell>
          <table:table-cell table:style-name="ce45" office:value-type="float" office:value="23093" calcext:value-type="float">
            <text:p><text:s text:c="3"/>23,093</text:p>
          </table:table-cell>
          <table:table-cell table:style-name="ce45" office:value-type="float" office:value="5" calcext:value-type="float">
            <text:p><text:s text:c="3"/>5</text:p>
          </table:table-cell>
          <table:table-cell table:style-name="ce45" office:value-type="float" office:value="1265" calcext:value-type="float">
            <text:p><text:s text:c="3"/>1,265</text:p>
          </table:table-cell>
          <table:table-cell table:style-name="ce45" office:value-type="float" office:value="571" calcext:value-type="float">
            <text:p><text:s text:c="3"/>571</text:p>
          </table:table-cell>
          <table:table-cell table:style-name="ce45" office:value-type="float" office:value="694" calcext:value-type="float">
            <text:p><text:s text:c="3"/>694</text:p>
          </table:table-cell>
          <table:table-cell table:style-name="ce45" office:value-type="float" office:value="51" calcext:value-type="float">
            <text:p><text:s text:c="3"/>51</text:p>
          </table:table-cell>
          <table:table-cell table:style-name="ce45" office:value-type="float" office:value="21" calcext:value-type="float">
            <text:p><text:s text:c="3"/>21</text:p>
          </table:table-cell>
          <table:table-cell table:style-name="ce45" office:value-type="float" office:value="30" calcext:value-type="float">
            <text:p><text:s text:c="3"/>30</text:p>
          </table:table-cell>
          <table:table-cell table:style-name="ce45" office:value-type="float" office:value="1058" calcext:value-type="float">
            <text:p><text:s text:c="3"/>1,058</text:p>
          </table:table-cell>
          <table:table-cell table:style-name="ce45" office:value-type="float" office:value="588" calcext:value-type="float">
            <text:p><text:s text:c="3"/>588</text:p>
          </table:table-cell>
          <table:table-cell table:style-name="ce45" office:value-type="float" office:value="470" calcext:value-type="float">
            <text:p><text:s text:c="3"/>470</text:p>
          </table:table-cell>
          <table:table-cell table:style-name="ce45" office:value-type="float" office:value="885" calcext:value-type="float">
            <text:p><text:s text:c="3"/>885</text:p>
          </table:table-cell>
          <table:table-cell table:style-name="ce45" office:value-type="float" office:value="583" calcext:value-type="float">
            <text:p><text:s text:c="3"/>583</text:p>
          </table:table-cell>
          <table:table-cell table:style-name="ce45" office:value-type="float" office:value="302" calcext:value-type="float">
            <text:p><text:s text:c="3"/>302</text:p>
          </table:table-cell>
          <table:table-cell table:style-name="ce45" office:value-type="float" office:value="173" calcext:value-type="float">
            <text:p><text:s text:c="3"/>173</text:p>
          </table:table-cell>
          <table:table-cell table:style-name="ce45" office:value-type="float" office:value="5" calcext:value-type="float">
            <text:p><text:s text:c="3"/>5</text:p>
          </table:table-cell>
          <table:table-cell table:style-name="ce89" office:value-type="float" office:value="168" calcext:value-type="float">
            <text:p><text:s text:c="3"/>16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12736" calcext:value-type="float">
            <text:p><text:s text:c="3"/>12,736</text:p>
          </table:table-cell>
          <table:table-cell table:style-name="ce46" office:value-type="float" office:value="12469" calcext:value-type="float">
            <text:p><text:s text:c="3"/>12,469</text:p>
          </table:table-cell>
          <table:table-cell table:style-name="ce46" office:value-type="float" office:value="12466" calcext:value-type="float">
            <text:p><text:s text:c="3"/>12,466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62" calcext:value-type="float">
            <text:p><text:s text:c="3"/>62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81" calcext:value-type="float">
            <text:p><text:s text:c="3"/>181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165" calcext:value-type="float">
            <text:p><text:s text:c="3"/>165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38" calcext:value-type="float">
            <text:p><text:s text:c="3"/>38</text:p>
          </table:table-cell>
          <table:table-cell table:style-name="ce46" office:value-type="float" office:value="130" calcext:value-type="float">
            <text:p><text:s text:c="3"/>130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90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12736" calcext:value-type="float">
            <text:p><text:s text:c="3"/>12,736</text:p>
          </table:table-cell>
          <table:table-cell table:style-name="ce46" office:value-type="float" office:value="10629" calcext:value-type="float">
            <text:p><text:s text:c="3"/>10,629</text:p>
          </table:table-cell>
          <table:table-cell table:style-name="ce46" office:value-type="float" office:value="10627" calcext:value-type="float">
            <text:p><text:s text:c="3"/>10,627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1203" calcext:value-type="float">
            <text:p><text:s text:c="3"/>1,203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646" calcext:value-type="float">
            <text:p><text:s text:c="3"/>646</text:p>
          </table:table-cell>
          <table:table-cell table:style-name="ce46" office:value-type="float" office:value="27" calcext:value-type="float">
            <text:p><text:s text:c="3"/>27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877" calcext:value-type="float">
            <text:p><text:s text:c="3"/>877</text:p>
          </table:table-cell>
          <table:table-cell table:style-name="ce46" office:value-type="float" office:value="572" calcext:value-type="float">
            <text:p><text:s text:c="3"/>572</text:p>
          </table:table-cell>
          <table:table-cell table:style-name="ce46" office:value-type="float" office:value="305" calcext:value-type="float">
            <text:p><text:s text:c="3"/>305</text:p>
          </table:table-cell>
          <table:table-cell table:style-name="ce46" office:value-type="float" office:value="834" calcext:value-type="float">
            <text:p><text:s text:c="3"/>834</text:p>
          </table:table-cell>
          <table:table-cell table:style-name="ce46" office:value-type="float" office:value="570" calcext:value-type="float">
            <text:p><text:s text:c="3"/>570</text:p>
          </table:table-cell>
          <table:table-cell table:style-name="ce46" office:value-type="float" office:value="264" calcext:value-type="float">
            <text:p><text:s text:c="3"/>264</text:p>
          </table:table-cell>
          <table:table-cell table:style-name="ce46" office:value-type="float" office:value="43" calcext:value-type="float">
            <text:p><text:s text:c="3"/>43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90" office:value-type="float" office:value="41" calcext:value-type="float">
            <text:p><text:s text:c="3"/>41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50" calcext:value-type="float">
            <text:p><text:s text:c="3"/>9,550</text:p>
          </table:table-cell>
          <table:table-cell table:style-name="ce47" office:value-type="float" office:value="8691" calcext:value-type="float">
            <text:p><text:s text:c="3"/>8,691</text:p>
          </table:table-cell>
          <table:table-cell table:style-name="ce47" office:value-type="float" office:value="8687" calcext:value-type="float">
            <text:p><text:s text:c="3"/>8,687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195" calcext:value-type="float">
            <text:p><text:s text:c="3"/>195</text:p>
          </table:table-cell>
          <table:table-cell table:style-name="ce47" office:value-type="float" office:value="277" calcext:value-type="float">
            <text:p><text:s text:c="3"/>277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369" calcext:value-type="float">
            <text:p><text:s text:c="3"/>369</text:p>
          </table:table-cell>
          <table:table-cell table:style-name="ce47" office:value-type="float" office:value="192" calcext:value-type="float">
            <text:p><text:s text:c="3"/>192</text:p>
          </table:table-cell>
          <table:table-cell table:style-name="ce47" office:value-type="float" office:value="177" calcext:value-type="float">
            <text:p><text:s text:c="3"/>177</text:p>
          </table:table-cell>
          <table:table-cell table:style-name="ce47" office:value-type="float" office:value="302" calcext:value-type="float">
            <text:p><text:s text:c="3"/>302</text:p>
          </table:table-cell>
          <table:table-cell table:style-name="ce47" office:value-type="float" office:value="190" calcext:value-type="float">
            <text:p><text:s text:c="3"/>190</text:p>
          </table:table-cell>
          <table:table-cell table:style-name="ce47" office:value-type="float" office:value="112" calcext:value-type="float">
            <text:p><text:s text:c="3"/>112</text:p>
          </table:table-cell>
          <table:table-cell table:style-name="ce47" office:value-type="float" office:value="67" calcext:value-type="float">
            <text:p><text:s text:c="3"/>67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65" calcext:value-type="float">
            <text:p><text:s text:c="3"/>6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75" calcext:value-type="float">
            <text:p><text:s text:c="3"/>4,775</text:p>
          </table:table-cell>
          <table:table-cell table:style-name="ce48" office:value-type="float" office:value="4673" calcext:value-type="float">
            <text:p><text:s text:c="3"/>4,673</text:p>
          </table:table-cell>
          <table:table-cell table:style-name="ce48" office:value-type="float" office:value="4671" calcext:value-type="float">
            <text:p><text:s text:c="3"/>4,67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75" calcext:value-type="float">
            <text:p><text:s text:c="3"/>4,775</text:p>
          </table:table-cell>
          <table:table-cell table:style-name="ce48" office:value-type="float" office:value="4018" calcext:value-type="float">
            <text:p><text:s text:c="3"/>4,018</text:p>
          </table:table-cell>
          <table:table-cell table:style-name="ce48" office:value-type="float" office:value="4016" calcext:value-type="float">
            <text:p><text:s text:c="3"/>4,01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48" calcext:value-type="float">
            <text:p><text:s text:c="3"/>448</text:p>
          </table:table-cell>
          <table:table-cell table:style-name="ce48" office:value-type="float" office:value="189" calcext:value-type="float">
            <text:p><text:s text:c="3"/>189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number-columns-repeated="2" table:style-name="ce48" office:value-type="float" office:value="6" calcext:value-type="float">
            <text:p><text:s text:c="3"/>6</text:p>
          </table:table-cell>
          <table:table-cell table:style-name="ce48" office:value-type="float" office:value="297" calcext:value-type="float">
            <text:p><text:s text:c="3"/>297</text:p>
          </table:table-cell>
          <table:table-cell table:style-name="ce48" office:value-type="float" office:value="185" calcext:value-type="float">
            <text:p><text:s text:c="3"/>185</text:p>
          </table:table-cell>
          <table:table-cell table:style-name="ce48" office:value-type="float" office:value="112" calcext:value-type="float">
            <text:p><text:s text:c="3"/>112</text:p>
          </table:table-cell>
          <table:table-cell table:style-name="ce48" office:value-type="float" office:value="281" calcext:value-type="float">
            <text:p><text:s text:c="3"/>281</text:p>
          </table:table-cell>
          <table:table-cell table:style-name="ce48" office:value-type="float" office:value="184" calcext:value-type="float">
            <text:p><text:s text:c="3"/>184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010" calcext:value-type="float">
            <text:p><text:s text:c="3"/>7,010</text:p>
          </table:table-cell>
          <table:table-cell table:style-name="ce47" office:value-type="float" office:value="6368" calcext:value-type="float">
            <text:p><text:s text:c="3"/>6,368</text:p>
          </table:table-cell>
          <table:table-cell table:style-name="ce47" office:value-type="float" office:value="6367" calcext:value-type="float">
            <text:p><text:s text:c="3"/>6,367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133" calcext:value-type="float">
            <text:p><text:s text:c="3"/>133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number-columns-repeated="2" table:style-name="ce47" office:value-type="float" office:value="8" calcext:value-type="float">
            <text:p><text:s text:c="3"/>8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162" calcext:value-type="float">
            <text:p><text:s text:c="3"/>162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238" calcext:value-type="float">
            <text:p><text:s text:c="3"/>238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77" calcext:value-type="float">
            <text:p><text:s text:c="3"/>77</text:p>
          </table:table-cell>
          <table:table-cell table:style-name="ce47" office:value-type="float" office:value="46" calcext:value-type="float">
            <text:p><text:s text:c="3"/>4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5" calcext:value-type="float">
            <text:p><text:s text:c="3"/>4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505" calcext:value-type="float">
            <text:p><text:s text:c="3"/>3,505</text:p>
          </table:table-cell>
          <table:table-cell table:style-name="ce48" office:value-type="float" office:value="3439" calcext:value-type="float">
            <text:p><text:s text:c="3"/>3,439</text:p>
          </table:table-cell>
          <table:table-cell table:style-name="ce48" office:value-type="float" office:value="3438" calcext:value-type="float">
            <text:p><text:s text:c="3"/>3,43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33" calcext:value-type="float">
            <text:p><text:s text:c="3"/>3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505" calcext:value-type="float">
            <text:p><text:s text:c="3"/>3,505</text:p>
          </table:table-cell>
          <table:table-cell table:number-columns-repeated="2" table:style-name="ce48" office:value-type="float" office:value="2929" calcext:value-type="float">
            <text:p><text:s text:c="3"/>2,92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129" calcext:value-type="float">
            <text:p><text:s text:c="3"/>129</text:p>
          </table:table-cell>
          <table:table-cell table:style-name="ce48" office:value-type="float" office:value="197" calcext:value-type="float">
            <text:p><text:s text:c="3"/>197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159" calcext:value-type="float">
            <text:p><text:s text:c="3"/>159</text:p>
          </table:table-cell>
          <table:table-cell table:style-name="ce48" office:value-type="float" office:value="82" calcext:value-type="float">
            <text:p><text:s text:c="3"/>82</text:p>
          </table:table-cell>
          <table:table-cell table:style-name="ce48" office:value-type="float" office:value="229" calcext:value-type="float">
            <text:p><text:s text:c="3"/>229</text:p>
          </table:table-cell>
          <table:table-cell table:style-name="ce48" office:value-type="float" office:value="159" calcext:value-type="float">
            <text:p><text:s text:c="3"/>159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912" calcext:value-type="float">
            <text:p><text:s text:c="3"/>8,912</text:p>
          </table:table-cell>
          <table:table-cell table:number-columns-repeated="2" table:style-name="ce47" office:value-type="float" office:value="8039" calcext:value-type="float">
            <text:p><text:s text:c="3"/>8,039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243" calcext:value-type="float">
            <text:p><text:s text:c="3"/>243</text:p>
          </table:table-cell>
          <table:table-cell table:style-name="ce47" office:value-type="float" office:value="208" calcext:value-type="float">
            <text:p><text:s text:c="3"/>208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171" calcext:value-type="float">
            <text:p><text:s text:c="3"/>171</text:p>
          </table:table-cell>
          <table:table-cell table:style-name="ce47" office:value-type="float" office:value="345" calcext:value-type="float">
            <text:p><text:s text:c="3"/>345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8" calcext:value-type="float">
            <text:p><text:s text:c="3"/>5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56" calcext:value-type="float">
            <text:p><text:s text:c="3"/>4,456</text:p>
          </table:table-cell>
          <table:table-cell table:number-columns-repeated="2" table:style-name="ce48" office:value-type="float" office:value="4357" calcext:value-type="float">
            <text:p><text:s text:c="3"/>4,35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4" calcext:value-type="float">
            <text:p><text:s text:c="3"/>4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56" calcext:value-type="float">
            <text:p><text:s text:c="3"/>4,456</text:p>
          </table:table-cell>
          <table:table-cell table:number-columns-repeated="2" table:style-name="ce48" office:value-type="float" office:value="3682" calcext:value-type="float">
            <text:p><text:s text:c="3"/>3,68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29" calcext:value-type="float">
            <text:p><text:s text:c="3"/>429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28" calcext:value-type="float">
            <text:p><text:s text:c="3"/>228</text:p>
          </table:table-cell>
          <table:table-cell table:style-name="ce48" office:value-type="float" office:value="111" calcext:value-type="float">
            <text:p><text:s text:c="3"/>111</text:p>
          </table:table-cell>
          <table:table-cell table:style-name="ce48" office:value-type="float" office:value="324" calcext:value-type="float">
            <text:p><text:s text:c="3"/>324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8年4月3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370" meta:object-count="0"/>
    <meta:generator>LibreOffice/5.0.6.2$Linux_X86_64 LibreOffice_project/00$Build-2</meta:generator>
  </office:meta>
</office:document-meta>
</file>